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/>
    <style:font-face style:name="Courier New" svg:font-family="'Courier New'" style:font-family-generic="modern" style:font-pitch="fixed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5de4"/>
    </style:style>
    <style:style style:name="P2" style:family="paragraph" style:parent-style-name="Text_20_body">
      <style:text-properties officeooo:paragraph-rsid="0009ec39"/>
    </style:style>
    <style:style style:name="P3" style:family="paragraph" style:parent-style-name="Text_20_body">
      <style:text-properties officeooo:paragraph-rsid="000b645b"/>
    </style:style>
    <style:style style:name="P4" style:family="paragraph" style:parent-style-name="Text_20_body">
      <style:text-properties officeooo:paragraph-rsid="000b99b0"/>
    </style:style>
    <style:style style:name="P5" style:family="paragraph" style:parent-style-name="Text_20_body">
      <style:text-properties officeooo:paragraph-rsid="0011476e"/>
    </style:style>
    <style:style style:name="P6" style:family="paragraph" style:parent-style-name="Text_20_body">
      <style:text-properties officeooo:paragraph-rsid="0011b686"/>
    </style:style>
    <style:style style:name="P7" style:family="paragraph" style:parent-style-name="Text_20_body">
      <style:text-properties officeooo:paragraph-rsid="0013b250"/>
    </style:style>
    <style:style style:name="P8" style:family="paragraph" style:parent-style-name="Text_20_body">
      <style:text-properties officeooo:paragraph-rsid="0015a750"/>
    </style:style>
    <style:style style:name="P9" style:family="paragraph" style:parent-style-name="Text_20_body">
      <style:text-properties officeooo:rsid="0009ec39" officeooo:paragraph-rsid="0009ec39"/>
    </style:style>
    <style:style style:name="P10" style:family="paragraph" style:parent-style-name="Text_20_body">
      <style:text-properties officeooo:rsid="0009ec39" officeooo:paragraph-rsid="000b645b"/>
    </style:style>
    <style:style style:name="P11" style:family="paragraph" style:parent-style-name="Text_20_body">
      <style:text-properties officeooo:rsid="0006d049" officeooo:paragraph-rsid="000b645b"/>
    </style:style>
    <style:style style:name="P12" style:family="paragraph" style:parent-style-name="Text_20_body">
      <style:text-properties officeooo:rsid="0006d049" officeooo:paragraph-rsid="0006d049"/>
    </style:style>
    <style:style style:name="P13" style:family="paragraph" style:parent-style-name="Text_20_body">
      <style:text-properties officeooo:rsid="000b99b0" officeooo:paragraph-rsid="000b99b0"/>
    </style:style>
    <style:style style:name="P14" style:family="paragraph" style:parent-style-name="Text_20_body">
      <style:text-properties fo:font-style="normal" officeooo:rsid="000bd93b" officeooo:paragraph-rsid="000bd93b" style:font-style-asian="normal" style:font-style-complex="normal"/>
    </style:style>
    <style:style style:name="P15" style:family="paragraph" style:parent-style-name="Text_20_body">
      <style:text-properties officeooo:rsid="000e1660" officeooo:paragraph-rsid="000e1660"/>
    </style:style>
    <style:style style:name="P16" style:family="paragraph" style:parent-style-name="Text_20_body">
      <style:text-properties officeooo:rsid="000e1660" officeooo:paragraph-rsid="0016a656"/>
    </style:style>
    <style:style style:name="P17" style:family="paragraph" style:parent-style-name="Text_20_body">
      <style:text-properties officeooo:rsid="000ef3ec" officeooo:paragraph-rsid="000ff249"/>
    </style:style>
    <style:style style:name="P18" style:family="paragraph" style:parent-style-name="Text_20_body">
      <style:text-properties officeooo:rsid="000ef3ec" officeooo:paragraph-rsid="001b3cdd"/>
    </style:style>
    <style:style style:name="P19" style:family="paragraph" style:parent-style-name="Text_20_body">
      <style:text-properties officeooo:rsid="000ef3ec" officeooo:paragraph-rsid="001bc05b"/>
    </style:style>
    <style:style style:name="P20" style:family="paragraph" style:parent-style-name="Text_20_body">
      <style:text-properties officeooo:rsid="000ef3ec" officeooo:paragraph-rsid="001d5220"/>
    </style:style>
    <style:style style:name="P21" style:family="paragraph" style:parent-style-name="Text_20_body">
      <style:text-properties officeooo:rsid="000ff249" officeooo:paragraph-rsid="000ff249"/>
    </style:style>
    <style:style style:name="P22" style:family="paragraph" style:parent-style-name="Text_20_body">
      <style:text-properties officeooo:rsid="0011476e" officeooo:paragraph-rsid="0011476e"/>
    </style:style>
    <style:style style:name="P23" style:family="paragraph" style:parent-style-name="Text_20_body">
      <style:text-properties officeooo:rsid="00140733" officeooo:paragraph-rsid="00140733"/>
    </style:style>
    <style:style style:name="P24" style:family="paragraph" style:parent-style-name="Text_20_body">
      <style:text-properties officeooo:rsid="00140733" officeooo:paragraph-rsid="001d0534"/>
    </style:style>
    <style:style style:name="P25" style:family="paragraph" style:parent-style-name="Text_20_body">
      <style:text-properties officeooo:rsid="0015a750" officeooo:paragraph-rsid="0015a750"/>
    </style:style>
    <style:style style:name="P26" style:family="paragraph" style:parent-style-name="Text_20_body">
      <style:text-properties officeooo:rsid="0015a750" officeooo:paragraph-rsid="001d5220"/>
    </style:style>
    <style:style style:name="P27" style:family="paragraph" style:parent-style-name="Text_20_body">
      <style:text-properties officeooo:rsid="0013b250" officeooo:paragraph-rsid="00140733"/>
    </style:style>
    <style:style style:name="P28" style:family="paragraph" style:parent-style-name="Text_20_body">
      <style:text-properties officeooo:rsid="0011b686" officeooo:paragraph-rsid="0011b686"/>
    </style:style>
    <style:style style:name="P29" style:family="paragraph" style:parent-style-name="Text_20_body">
      <style:text-properties officeooo:paragraph-rsid="0016a656"/>
    </style:style>
    <style:style style:name="P30" style:family="paragraph" style:parent-style-name="Text_20_body">
      <style:text-properties officeooo:rsid="0016a656" officeooo:paragraph-rsid="0016a656"/>
    </style:style>
    <style:style style:name="P31" style:family="paragraph" style:parent-style-name="Text_20_body">
      <style:text-properties officeooo:paragraph-rsid="001d5220"/>
    </style:style>
    <style:style style:name="P32" style:family="paragraph" style:parent-style-name="Text_20_body">
      <style:text-properties officeooo:paragraph-rsid="001de632"/>
    </style:style>
    <style:style style:name="P33" style:family="paragraph" style:parent-style-name="Text_20_body">
      <style:text-properties officeooo:rsid="001a035e" officeooo:paragraph-rsid="001a035e"/>
    </style:style>
    <style:style style:name="P34" style:family="paragraph" style:parent-style-name="Text_20_body">
      <style:text-properties officeooo:rsid="001d0534" officeooo:paragraph-rsid="001d0534"/>
    </style:style>
    <style:style style:name="P35" style:family="paragraph" style:parent-style-name="Text_20_body">
      <style:text-properties officeooo:rsid="001d5220" officeooo:paragraph-rsid="001d5220"/>
    </style:style>
    <style:style style:name="P36" style:family="paragraph" style:parent-style-name="Text_20_body">
      <style:text-properties officeooo:rsid="001d5220" officeooo:paragraph-rsid="002c8cf8"/>
    </style:style>
    <style:style style:name="P37" style:family="paragraph" style:parent-style-name="Text_20_body">
      <style:text-properties officeooo:rsid="001de632" officeooo:paragraph-rsid="001de632"/>
    </style:style>
    <style:style style:name="P38" style:family="paragraph" style:parent-style-name="Text_20_body">
      <style:text-properties officeooo:paragraph-rsid="00207ec4"/>
    </style:style>
    <style:style style:name="P39" style:family="paragraph" style:parent-style-name="Text_20_body">
      <style:text-properties fo:font-style="normal" officeooo:rsid="000b99b0" officeooo:paragraph-rsid="00207ec4" style:font-style-asian="normal" style:font-style-complex="normal"/>
    </style:style>
    <style:style style:name="P40" style:family="paragraph" style:parent-style-name="Text_20_body">
      <style:text-properties officeooo:rsid="000ef3ec" officeooo:paragraph-rsid="001de632"/>
    </style:style>
    <style:style style:name="P41" style:family="paragraph" style:parent-style-name="Text_20_body">
      <style:text-properties fo:font-size="12pt" officeooo:paragraph-rsid="0022634c" style:font-size-asian="10.5pt" style:font-size-complex="12pt"/>
    </style:style>
    <style:style style:name="P42" style:family="paragraph" style:parent-style-name="Text_20_body">
      <style:text-properties officeooo:paragraph-rsid="0011b686"/>
    </style:style>
    <style:style style:name="P43" style:family="paragraph" style:parent-style-name="Text_20_body">
      <style:text-properties style:text-position="0% 100%" officeooo:paragraph-rsid="002403ee"/>
    </style:style>
    <style:style style:name="P44" style:family="paragraph" style:parent-style-name="Text_20_body">
      <style:text-properties style:text-position="0% 100%" officeooo:paragraph-rsid="0025e1f3"/>
    </style:style>
    <style:style style:name="P45" style:family="paragraph" style:parent-style-name="Text_20_body">
      <style:text-properties officeooo:paragraph-rsid="0011476e"/>
    </style:style>
    <style:style style:name="P46" style:family="paragraph" style:parent-style-name="Text_20_body">
      <style:text-properties officeooo:paragraph-rsid="0013b250"/>
    </style:style>
    <style:style style:name="P47" style:family="paragraph" style:parent-style-name="Text_20_body">
      <style:text-properties officeooo:rsid="00140733" officeooo:paragraph-rsid="002aac2b"/>
    </style:style>
    <style:style style:name="P48" style:family="paragraph" style:parent-style-name="Text_20_body">
      <style:text-properties officeooo:rsid="00140733" officeooo:paragraph-rsid="002c8cf8"/>
    </style:style>
    <style:style style:name="P49" style:family="paragraph" style:parent-style-name="Text_20_body">
      <style:text-properties officeooo:paragraph-rsid="0015a750"/>
    </style:style>
    <style:style style:name="P50" style:family="paragraph" style:parent-style-name="Text_20_body">
      <style:text-properties officeooo:paragraph-rsid="002aac2b"/>
    </style:style>
    <style:style style:name="P51" style:family="paragraph" style:parent-style-name="Heading_20_1">
      <style:text-properties officeooo:rsid="0006d049" officeooo:paragraph-rsid="0006d049"/>
    </style:style>
    <style:style style:name="P52" style:family="paragraph" style:parent-style-name="Heading_20_1">
      <style:text-properties officeooo:rsid="000e1660" officeooo:paragraph-rsid="000e1660"/>
    </style:style>
    <style:style style:name="P53" style:family="paragraph" style:parent-style-name="Heading_20_1">
      <style:text-properties officeooo:rsid="000ff249" officeooo:paragraph-rsid="000ff249"/>
    </style:style>
    <style:style style:name="P54" style:family="paragraph" style:parent-style-name="Heading_20_1">
      <style:text-properties fo:font-size="18pt" officeooo:paragraph-rsid="0022634c" style:font-size-asian="15.75pt" style:font-size-complex="18pt"/>
    </style:style>
    <style:style style:name="P55" style:family="paragraph" style:parent-style-name="Heading_20_3">
      <style:text-properties officeooo:rsid="0006d049" officeooo:paragraph-rsid="0006d049"/>
    </style:style>
    <style:style style:name="P56" style:family="paragraph" style:parent-style-name="Heading_20_3">
      <style:text-properties officeooo:rsid="000b99b0" officeooo:paragraph-rsid="000b99b0"/>
    </style:style>
    <style:style style:name="P57" style:family="paragraph" style:parent-style-name="Heading_20_3">
      <style:text-properties fo:font-style="normal" officeooo:rsid="000b99b0" officeooo:paragraph-rsid="000b99b0" style:font-style-asian="normal" style:font-style-complex="normal"/>
    </style:style>
    <style:style style:name="P58" style:family="paragraph" style:parent-style-name="Preformatted_20_Text">
      <style:text-properties officeooo:rsid="0011476e" officeooo:paragraph-rsid="001b3cdd"/>
    </style:style>
    <style:style style:name="T1" style:family="text">
      <style:text-properties officeooo:rsid="00085de4"/>
    </style:style>
    <style:style style:name="T2" style:family="text">
      <style:text-properties officeooo:rsid="0009ec39"/>
    </style:style>
    <style:style style:name="T3" style:family="text">
      <style:text-properties officeooo:rsid="000b645b"/>
    </style:style>
    <style:style style:name="T4" style:family="text">
      <style:text-properties officeooo:rsid="000b99b0"/>
    </style:style>
    <style:style style:name="T5" style:family="text">
      <style:text-properties fo:font-style="italic" officeooo:rsid="000b99b0" style:font-style-asian="italic" style:font-style-complex="italic"/>
    </style:style>
    <style:style style:name="T6" style:family="text">
      <style:text-properties fo:font-style="normal" officeooo:rsid="000b99b0" style:font-style-asian="normal" style:font-style-complex="normal"/>
    </style:style>
    <style:style style:name="T7" style:family="text">
      <style:text-properties officeooo:rsid="000e1660"/>
    </style:style>
    <style:style style:name="T8" style:family="text">
      <style:text-properties officeooo:rsid="000ef3ec"/>
    </style:style>
    <style:style style:name="T9" style:family="text">
      <style:text-properties officeooo:rsid="000ff249"/>
    </style:style>
    <style:style style:name="T10" style:family="text">
      <style:text-properties fo:font-weight="bold" officeooo:rsid="000ef3ec" style:font-weight-asian="bold" style:font-weight-complex="bold"/>
    </style:style>
    <style:style style:name="T11" style:family="text">
      <style:text-properties fo:font-weight="bold" officeooo:rsid="0011476e" style:font-weight-asian="bold" style:font-weight-complex="bold"/>
    </style:style>
    <style:style style:name="T12" style:family="text">
      <style:text-properties fo:font-weight="bold" officeooo:rsid="00207ec4" style:font-weight-asian="bold" style:font-weight-complex="bold"/>
    </style:style>
    <style:style style:name="T13" style:family="text">
      <style:text-properties fo:font-weight="bold" officeooo:rsid="002403ee" style:font-weight-asian="bold" style:font-weight-complex="bold"/>
    </style:style>
    <style:style style:name="T14" style:family="text">
      <style:text-properties officeooo:rsid="0011476e"/>
    </style:style>
    <style:style style:name="T15" style:family="text">
      <style:text-properties style:text-position="super 58%" officeooo:rsid="0011476e"/>
    </style:style>
    <style:style style:name="T16" style:family="text">
      <style:text-properties style:text-position="super 58%" officeooo:rsid="0011b686"/>
    </style:style>
    <style:style style:name="T17" style:family="text">
      <style:text-properties style:text-position="super 58%" officeooo:rsid="0013b250"/>
    </style:style>
    <style:style style:name="T18" style:family="text">
      <style:text-properties style:text-position="super 58%" officeooo:rsid="0015a750"/>
    </style:style>
    <style:style style:name="T19" style:family="text">
      <style:text-properties style:text-position="super 58%" officeooo:rsid="001bc05b"/>
    </style:style>
    <style:style style:name="T20" style:family="text">
      <style:text-properties style:text-position="super 58%" officeooo:rsid="001d0534"/>
    </style:style>
    <style:style style:name="T21" style:family="text">
      <style:text-properties style:text-position="super 58%" officeooo:rsid="002aac2b"/>
    </style:style>
    <style:style style:name="T22" style:family="text">
      <style:text-properties officeooo:rsid="0011b686"/>
    </style:style>
    <style:style style:name="T23" style:family="text">
      <style:text-properties style:text-position="sub 58%" officeooo:rsid="0011b686"/>
    </style:style>
    <style:style style:name="T24" style:family="text">
      <style:text-properties officeooo:rsid="0013b250"/>
    </style:style>
    <style:style style:name="T25" style:family="text">
      <style:text-properties officeooo:rsid="00140733"/>
    </style:style>
    <style:style style:name="T26" style:family="text">
      <style:text-properties style:text-position="0% 100%" officeooo:rsid="00140733"/>
    </style:style>
    <style:style style:name="T27" style:family="text">
      <style:text-properties style:text-position="0% 100%" officeooo:rsid="001bc05b"/>
    </style:style>
    <style:style style:name="T28" style:family="text">
      <style:text-properties style:text-position="0% 100%" officeooo:rsid="001d0534"/>
    </style:style>
    <style:style style:name="T29" style:family="text">
      <style:text-properties style:text-position="0% 100%" officeooo:rsid="002aac2b"/>
    </style:style>
    <style:style style:name="T30" style:family="text">
      <style:text-properties style:text-position="0% 100%" officeooo:rsid="00207ec4"/>
    </style:style>
    <style:style style:name="T31" style:family="text">
      <style:text-properties style:text-position="0% 100%" officeooo:rsid="002403ee"/>
    </style:style>
    <style:style style:name="T32" style:family="text">
      <style:text-properties style:text-position="0% 100%" officeooo:rsid="002c8cf8"/>
    </style:style>
    <style:style style:name="T33" style:family="text">
      <style:text-properties style:text-position="0% 100%" officeooo:rsid="0015a750"/>
    </style:style>
    <style:style style:name="T34" style:family="text">
      <style:text-properties style:text-position="0% 100%" officeooo:rsid="00277688"/>
    </style:style>
    <style:style style:name="T35" style:family="text">
      <style:text-properties style:text-position="0% 100%" fo:font-weight="bold" officeooo:rsid="00207ec4" style:font-weight-asian="bold" style:font-weight-complex="bold"/>
    </style:style>
    <style:style style:name="T36" style:family="text">
      <style:text-properties style:text-position="0% 100%" fo:font-weight="bold" officeooo:rsid="002403ee" style:font-weight-asian="bold" style:font-weight-complex="bold"/>
    </style:style>
    <style:style style:name="T37" style:family="text">
      <style:text-properties style:text-position="0% 100%" fo:font-weight="normal" officeooo:rsid="00207ec4" style:font-weight-asian="normal" style:font-weight-complex="normal"/>
    </style:style>
    <style:style style:name="T38" style:family="text">
      <style:text-properties style:text-position="0% 100%" fo:font-weight="normal" officeooo:rsid="002403ee" style:font-weight-asian="normal" style:font-weight-complex="normal"/>
    </style:style>
    <style:style style:name="T39" style:family="text">
      <style:text-properties officeooo:rsid="0015a750"/>
    </style:style>
    <style:style style:name="T40" style:family="text">
      <style:text-properties officeooo:rsid="0016a656"/>
    </style:style>
    <style:style style:name="T41" style:family="text">
      <style:text-properties officeooo:rsid="001a035e"/>
    </style:style>
    <style:style style:name="T42" style:family="text">
      <style:text-properties officeooo:rsid="001b3cdd"/>
    </style:style>
    <style:style style:name="T43" style:family="text">
      <style:text-properties officeooo:rsid="001bc05b"/>
    </style:style>
    <style:style style:name="T44" style:family="text">
      <style:text-properties officeooo:rsid="001d0534"/>
    </style:style>
    <style:style style:name="T45" style:family="text">
      <style:text-properties officeooo:rsid="001d5220"/>
    </style:style>
    <style:style style:name="T46" style:family="text">
      <style:text-properties officeooo:rsid="001de632"/>
    </style:style>
    <style:style style:name="T47" style:family="text">
      <style:text-properties officeooo:rsid="00207ec4"/>
    </style:style>
    <style:style style:name="T48" style:family="text">
      <style:text-properties fo:font-weight="normal" officeooo:rsid="00207ec4" style:font-weight-asian="normal" style:font-weight-complex="normal"/>
    </style:style>
    <style:style style:name="T49" style:family="text">
      <style:text-properties fo:font-weight="normal" officeooo:rsid="002403ee" style:font-weight-asian="normal" style:font-weight-complex="normal"/>
    </style:style>
    <style:style style:name="T50" style:family="text">
      <style:text-properties officeooo:rsid="0022634c"/>
    </style:style>
    <style:style style:name="T51" style:family="text">
      <style:text-properties officeooo:rsid="002403ee"/>
    </style:style>
    <style:style style:name="T52" style:family="text">
      <style:text-properties officeooo:rsid="00277688"/>
    </style:style>
    <style:style style:name="T53" style:family="text">
      <style:text-properties officeooo:rsid="002aac2b"/>
    </style:style>
    <style:style style:name="T54" style:family="text">
      <style:text-properties officeooo:rsid="002c8cf8"/>
    </style:style>
    <style:style style:name="T55" style:family="text">
      <style:text-properties officeooo:rsid="002ce4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Fonotaktiske regler - sproggenkender:</text:h>
      <text:h text:style-name="P55" text:outline-level="3">Begyndelsesbogstaver:</text:h>
      <text:p text:style-name="P33">IF stort bogstav</text:p>
      <text:p text:style-name="P33"><text:tab/>IF NOT BOS proprium</text:p>
      <text:p text:style-name="P9">IF b</text:p>
      <text:p text:style-name="P1"><text:span text:style-name="T2"><text:tab/></text:span><text:span text:style-name="T1">IF baaja baalia baaliar bajeri biibili biili biiler bussi</text:span><text:span text:style-name="T2"> THEN NOT fremmedord</text:span></text:p>
      <text:p text:style-name="P2"><text:span text:style-name="T2"><text:tab/></text:span><text:span text:style-name="T4">ELSE</text:span><text:span text:style-name="T2"> fremmedord</text:span></text:p>
      <text:p text:style-name="P9">IF d</text:p>
      <text:p text:style-name="P2"><text:span text:style-name="T2"><text:tab/></text:span><text:span text:style-name="T1">IF </text:span><text:span text:style-name="T2">diaavulu decembari THEN NOT fremmedord</text:span></text:p>
      <text:p text:style-name="P2"><text:span text:style-name="T2"><text:tab/></text:span><text:span text:style-name="T4">ELSE</text:span><text:span text:style-name="T2"> fremmedord</text:span></text:p>
      <text:p text:style-name="P9">IF f</text:p>
      <text:p text:style-name="P2"><text:span text:style-name="T2"><text:tab/></text:span><text:span text:style-name="T1">IF </text:span><text:span text:style-name="T2">farisiiari februaari feeria feeriar freer THEN NOT fremmedord</text:span></text:p>
      <text:p text:style-name="P2"><text:span text:style-name="T2"><text:tab/></text:span><text:span text:style-name="T4">ELSE</text:span><text:span text:style-name="T2"> fremmedord</text:span></text:p>
      <text:p text:style-name="P9">IF g</text:p>
      <text:p text:style-name="P2"><text:span text:style-name="T2"><text:tab/></text:span><text:span text:style-name="T1">IF </text:span><text:span text:style-name="T2">gassi guuti <text:s/>THEN NOT fremmedord</text:span></text:p>
      <text:p text:style-name="P2"><text:span text:style-name="T2"><text:tab/></text:span><text:span text:style-name="T4">ELSE</text:span><text:span text:style-name="T2"> fremmedord</text:span></text:p>
      <text:p text:style-name="P9">IF h</text:p>
      <text:p text:style-name="P2"><text:span text:style-name="T2"><text:tab/></text:span><text:span text:style-name="T1">IF </text:span><text:span text:style-name="T2">hiisti horaa</text:span><text:span text:style-name="T3"> horaartor huaa huaartor</text:span><text:span text:style-name="T2"> <text:s/>THEN NOT fremmedord</text:span></text:p>
      <text:p text:style-name="P2"><text:span text:style-name="T2"><text:tab/></text:span><text:span text:style-name="T4">ELSE</text:span><text:span text:style-name="T2"> fremmedord</text:span></text:p>
      <text:p text:style-name="P3"><text:span text:style-name="T2">IF </text:span><text:span text:style-name="T3">j</text:span></text:p>
      <text:p text:style-name="P3"><text:span text:style-name="T2"><text:tab/></text:span><text:span text:style-name="T1">IF </text:span><text:span text:style-name="T3">januaari joorli joorlisior jorngoq juuli juulli juumooq juuni juuti</text:span><text:span text:style-name="T2"> <text:s/>THEN NOT fremmedord</text:span></text:p>
      <text:p text:style-name="P10"><text:tab/>THEN fremmedord</text:p>
      <text:p text:style-name="P3"><text:span text:style-name="T2">IF </text:span><text:span text:style-name="T3">l</text:span></text:p>
      <text:p text:style-name="P3"><text:span text:style-name="T2"><text:tab/></text:span><text:span text:style-name="T1">IF </text:span><text:span text:style-name="T3">laaja lakker lakki lal'laaq lappi liimmer liimmi </text:span><text:span text:style-name="T2"><text:s text:c="2"/>THEN NOT fremmedord</text:span></text:p>
      <text:p text:style-name="P3"><text:span text:style-name="T2"><text:tab/></text:span><text:span text:style-name="T4">ELSE</text:span><text:span text:style-name="T2"> fremmedord</text:span></text:p>
      <text:p text:style-name="P3"><text:span text:style-name="T2">IF </text:span><text:span text:style-name="T3">r</text:span></text:p>
      <text:p text:style-name="P3"><text:span text:style-name="T2"><text:tab/></text:span><text:span text:style-name="T1">IF </text:span><text:span text:style-name="T3">raaja rinngi rommi russeq ruua ruujori ruusa ruusaar </text:span><text:span text:style-name="T2">THEN NOT fremmedord</text:span></text:p>
      <text:p text:style-name="P3"><text:span text:style-name="T2"><text:tab/></text:span><text:span text:style-name="T4">ELSE</text:span><text:span text:style-name="T2"> fremmedord</text:span></text:p>
      <text:p text:style-name="P3"><text:span text:style-name="T2">IF </text:span><text:span text:style-name="T3">v</text:span></text:p>
      <text:p text:style-name="P3"><text:span text:style-name="T2"><text:tab/></text:span><text:span text:style-name="T1">IF </text:span><text:span text:style-name="T4">viinnequt viinni</text:span><text:span text:style-name="T3"> </text:span><text:span text:style-name="T2">THEN NOT fremmedord</text:span></text:p>
      <text:p text:style-name="P3"><text:span text:style-name="T2"><text:tab/></text:span><text:span text:style-name="T4">ELSE</text:span><text:span text:style-name="T2"> fremmedord</text:span></text:p>
      <text:p text:style-name="P11"/>
      <text:p text:style-name="P12"><text:soft-page-break/>IF NOT a | e | i | k | m | n | o | p | q | s | t | u THEN fremmedord </text:p>
      <text:p text:style-name="P12"/>
      <text:h text:style-name="P56" text:outline-level="3">Udlyd</text:h>
      <text:p text:style-name="P13">IF NOT a | i | k | p | q | t | u THEN FREMMEDORD</text:p>
      <text:p text:style-name="P13"/>
      <text:h text:style-name="P56" text:outline-level="3">Indlyd</text:h>
      <text:p text:style-name="P13">IF [ e | o] [^ r | q ] THEN FREMMEDORD</text:p>
      <text:p text:style-name="P4"><text:span text:style-name="T4">IF [ b </text:span><text:span text:style-name="T5">| </text:span><text:span text:style-name="T6">c | d | w | x | y | z | æ | ø | å ] THEN FREMMEDORD</text:span></text:p>
      <text:p text:style-name="P39"><text:span text:style-name="T47">IF ai THEN FREMMEDORD</text:span></text:p>
      <text:h text:style-name="P57" text:outline-level="3">Clusters</text:h>
      <text:p text:style-name="P14">IF r C THEN MÅSKE IKKE FREMMEDORD</text:p>
      <text:p text:style-name="P14">IF C1 C2 THEN FREMMEDORD</text:p>
      <text:p text:style-name="P14"/>
      <text:h text:style-name="P52" text:outline-level="1">Modul split mellem fremmedord og stamord</text:h>
      <text:p text:style-name="P15">IF FREMMEDORD <text:span text:style-name="T41">OR PROPRIUM </text:span>#læst fra venstre mod højre</text:p>
      <text:p text:style-name="P16">THEN</text:p>
      <text:p text:style-name="P30">hop til højre og læs baglæns til FREMMEDORD<text:span text:style-name="T41"> (dvs. første ugrønlandske fonotaks) SET splitmærke_interim</text:span></text:p>
      <text:p text:style-name="P33">IF PROPRIUM</text:p>
      <text:p text:style-name="P33">IF splitmærke [e, o, y, æ, ø, å, ä, ö, hyphen ] AND resten læst mod venstre er grønlandsk splitmærke_interim = splitmærke_definitiv</text:p>
      <text:p text:style-name="P33">ELSE</text:p>
      <text:p text:style-name="P29"><text:span text:style-name="T40">søg i eller r og </text:span><text:span text:style-name="T41">slet splitmærke_definitiv</text:span><text:span text:style-name="T40"> </text:span><text:span text:style-name="T7">#identificer hvor fleksionen begynder</text:span></text:p>
      <text:h text:style-name="P53" text:outline-level="1">Modul stavelsesvægt</text:h>
      <text:p text:style-name="P21">s/nng/ŋŋ/g;</text:p>
      <text:p text:style-name="P21">s/ng/ŋ/g;</text:p>
      <text:p text:style-name="P17"/>
      <text:p text:style-name="P38"><text:span text:style-name="T47">Tuniniaanermut# ussassaarinermullu# pisortaq# malillugu# suliumajunnaarneq# pilersinnagu# sulisut# oqaloqatiginissaat# </text:span><text:span text:style-name="T12">Air Greenland</text:span><text:span text:style-name="T48">imi</text:span><text:span text:style-name="T47"># pisortat# piareersimaffigisimavaat.# Sap</text:span><text:span text:style-name="T51">aatip</text:span><text:span text:style-name="T47"># akunnerani# kiŋullermi# piŋasuŋŋormat# sulisut# ataatsimeeqatiginissaat# neriorsuutigisimavaat.# Neriorsuulli# tamanna# </text:span><text:span text:style-name="T12">Air Greenland</text:span><text:span text:style-name="T48">ip</text:span><text:span text:style-name="T47"># timmisartuini# saqisut# peqatigiiffiata# naammagisimaŋŋilaa</text:span><text:span text:style-name="T51">#</text:span></text:p>
      <text:p text:style-name="P17"/>
      <text:p text:style-name="P21">define C [ b c d f g h j k l m n ŋ p q r s t v w x z ]</text:p>
      <text:p text:style-name="P21"><text:soft-page-break/>define V [ a e i o u y æ ø å ]</text:p>
      <text:p text:style-name="P22">s/ /# /g;</text:p>
      <text:p text:style-name="P5"><text:span text:style-name="T14">VCV </text:span><text:span text:style-name="T9"><text:s text:c="2"/>→</text:span><text:span text:style-name="T14"> V CV</text:span></text:p>
      <text:p text:style-name="P5"><text:span text:style-name="T14">VCCV </text:span><text:span text:style-name="T9">→</text:span><text:span text:style-name="T14"> VC CV</text:span></text:p>
      <text:p text:style-name="P6"><text:span text:style-name="T22">V</text:span><text:span text:style-name="T23">1</text:span><text:span text:style-name="T22">V</text:span><text:span text:style-name="T23">2</text:span><text:span text:style-name="T22"> </text:span><text:span text:style-name="T9">→</text:span><text:span text:style-name="T22"> V</text:span><text:span text:style-name="T23">1 </text:span><text:span text:style-name="T22">V</text:span><text:span text:style-name="T23">2</text:span></text:p>
      <text:p text:style-name="P43"><text:span text:style-name="T47">Tu</text:span><text:span text:style-name="T51"> </text:span><text:span text:style-name="T47">ni</text:span><text:span text:style-name="T51"> </text:span><text:span text:style-name="T47">ni</text:span><text:span text:style-name="T51"> </text:span><text:span text:style-name="T47">aa</text:span><text:span text:style-name="T51"> </text:span><text:span text:style-name="T47">ner</text:span><text:span text:style-name="T51"> </text:span><text:span text:style-name="T47">mut# <text:s/>us</text:span><text:span text:style-name="T51"> </text:span><text:span text:style-name="T47">sas</text:span><text:span text:style-name="T51"> </text:span><text:span text:style-name="T47">saa</text:span><text:span text:style-name="T51"> </text:span><text:span text:style-name="T47">ri</text:span><text:span text:style-name="T51"> </text:span><text:span text:style-name="T47">ner</text:span><text:span text:style-name="T51"> </text:span><text:span text:style-name="T47">mul</text:span><text:span text:style-name="T51"> </text:span><text:span text:style-name="T47">lu# <text:s/>pi</text:span><text:span text:style-name="T51"> </text:span><text:span text:style-name="T47">sor</text:span><text:span text:style-name="T51"> </text:span><text:span text:style-name="T47">taq# <text:s/>ma</text:span><text:span text:style-name="T51"> </text:span><text:span text:style-name="T47">lil</text:span><text:span text:style-name="T51"> </text:span><text:span text:style-name="T47">lu</text:span><text:span text:style-name="T51"> </text:span><text:span text:style-name="T47">gu# <text:s/>su</text:span><text:span text:style-name="T51"> </text:span><text:span text:style-name="T47">li</text:span><text:span text:style-name="T51"> </text:span><text:span text:style-name="T47">u</text:span><text:span text:style-name="T51"> </text:span><text:span text:style-name="T47">ma</text:span><text:span text:style-name="T51"> </text:span><text:span text:style-name="T47">jun</text:span><text:span text:style-name="T51"> </text:span><text:span text:style-name="T47">naar</text:span><text:span text:style-name="T51"> </text:span><text:span text:style-name="T47">neq# <text:s/>pi</text:span><text:span text:style-name="T51"> </text:span><text:span text:style-name="T47">ler</text:span><text:span text:style-name="T51"> </text:span><text:span text:style-name="T47">sin</text:span><text:span text:style-name="T51"> </text:span><text:span text:style-name="T47">na</text:span><text:span text:style-name="T51"> </text:span><text:span text:style-name="T47">gu# <text:s/>su</text:span><text:span text:style-name="T51"> </text:span><text:span text:style-name="T47">li</text:span><text:span text:style-name="T51"> </text:span><text:span text:style-name="T47">sut# <text:s/>o</text:span><text:span text:style-name="T51"> </text:span><text:span text:style-name="T47">qa</text:span><text:span text:style-name="T51"> </text:span><text:span text:style-name="T47">lo</text:span><text:span text:style-name="T51"> </text:span><text:span text:style-name="T47">qa</text:span><text:span text:style-name="T51"> </text:span><text:span text:style-name="T47">ti</text:span><text:span text:style-name="T51"> </text:span><text:span text:style-name="T47">gi</text:span><text:span text:style-name="T51"> </text:span><text:span text:style-name="T47">nis</text:span><text:span text:style-name="T51"> </text:span><text:span text:style-name="T47">saat# <text:s/></text:span><text:span text:style-name="T12">Air Greenland</text:span><text:span text:style-name="T13"> </text:span><text:span text:style-name="T48">i</text:span><text:span text:style-name="T49"> </text:span><text:span text:style-name="T48">mi</text:span><text:span text:style-name="T47"># <text:s/>pi</text:span><text:span text:style-name="T51"> </text:span><text:span text:style-name="T47">sor</text:span><text:span text:style-name="T51"> </text:span><text:span text:style-name="T47">tat# <text:s/>pi</text:span><text:span text:style-name="T51"> </text:span><text:span text:style-name="T47">a</text:span><text:span text:style-name="T51"> </text:span><text:span text:style-name="T47">reer</text:span><text:span text:style-name="T51"> </text:span><text:span text:style-name="T47">si</text:span><text:span text:style-name="T51"> </text:span><text:span text:style-name="T47">maf</text:span><text:span text:style-name="T51"> </text:span><text:span text:style-name="T47">fi</text:span><text:span text:style-name="T51"> </text:span><text:span text:style-name="T47">gi</text:span><text:span text:style-name="T51"> </text:span><text:span text:style-name="T47">si</text:span><text:span text:style-name="T51"> </text:span><text:span text:style-name="T47">ma</text:span><text:span text:style-name="T51"> </text:span><text:span text:style-name="T47">vaat.# <text:s/>Sa</text:span><text:span text:style-name="T51"> </text:span><text:span text:style-name="T47">p</text:span><text:span text:style-name="T51">aa tip</text:span><text:span text:style-name="T47"># <text:s/>a</text:span><text:span text:style-name="T51"> </text:span><text:span text:style-name="T47">kun</text:span><text:span text:style-name="T51"> </text:span><text:span text:style-name="T47">ne</text:span><text:span text:style-name="T51"> </text:span><text:span text:style-name="T47">ra</text:span><text:span text:style-name="T51"> </text:span><text:span text:style-name="T47">ni# <text:s/>ki</text:span><text:span text:style-name="T51"> </text:span><text:span text:style-name="T47">ŋul</text:span><text:span text:style-name="T51"> </text:span><text:span text:style-name="T47">ler</text:span><text:span text:style-name="T51"> </text:span><text:span text:style-name="T47">mi# <text:s/>pi</text:span><text:span text:style-name="T51"> </text:span><text:span text:style-name="T47">ŋa</text:span><text:span text:style-name="T51"> </text:span><text:span text:style-name="T47">suŋ</text:span><text:span text:style-name="T51"> </text:span><text:span text:style-name="T47">ŋor</text:span><text:span text:style-name="T51"> </text:span><text:span text:style-name="T47">mat# <text:s/>su</text:span><text:span text:style-name="T51"> </text:span><text:span text:style-name="T47">li</text:span><text:span text:style-name="T51"> </text:span><text:span text:style-name="T47">sut# <text:s/>a</text:span><text:span text:style-name="T51"> </text:span><text:span text:style-name="T47">taat</text:span><text:span text:style-name="T51"> </text:span><text:span text:style-name="T47">si</text:span><text:span text:style-name="T51"> </text:span><text:span text:style-name="T47">mee</text:span><text:span text:style-name="T51"> </text:span><text:span text:style-name="T47">qa</text:span><text:span text:style-name="T51"> </text:span><text:span text:style-name="T47">ti</text:span><text:span text:style-name="T51"> </text:span><text:span text:style-name="T47">gi</text:span><text:span text:style-name="T51"> </text:span><text:span text:style-name="T47">nis</text:span><text:span text:style-name="T51"> </text:span><text:span text:style-name="T47">saat# <text:s/>ne</text:span><text:span text:style-name="T51"> </text:span><text:span text:style-name="T47">ri</text:span><text:span text:style-name="T51"> </text:span><text:span text:style-name="T47">or</text:span><text:span text:style-name="T51"> </text:span><text:span text:style-name="T47">suu</text:span><text:span text:style-name="T51"> </text:span><text:span text:style-name="T47">ti</text:span><text:span text:style-name="T51"> </text:span><text:span text:style-name="T47">gi</text:span><text:span text:style-name="T51"> </text:span><text:span text:style-name="T47">si</text:span><text:span text:style-name="T51"> </text:span><text:span text:style-name="T47">ma</text:span><text:span text:style-name="T51"> </text:span><text:span text:style-name="T47">vaat.# <text:s/>Ne</text:span><text:span text:style-name="T51"> </text:span><text:span text:style-name="T47">ri</text:span><text:span text:style-name="T51"> </text:span><text:span text:style-name="T47">or</text:span><text:span text:style-name="T51"> </text:span><text:span text:style-name="T47">suul</text:span><text:span text:style-name="T51"> </text:span><text:span text:style-name="T47">li# <text:s/>ta</text:span><text:span text:style-name="T51"> </text:span><text:span text:style-name="T47">man</text:span><text:span text:style-name="T51"> </text:span><text:span text:style-name="T47">na# <text:s/></text:span><text:span text:style-name="T12">Air Greenland</text:span><text:span text:style-name="T13"> </text:span><text:span text:style-name="T48">ip</text:span><text:span text:style-name="T47"># <text:s/>tim</text:span><text:span text:style-name="T51"> </text:span><text:span text:style-name="T47">mi</text:span><text:span text:style-name="T51"> </text:span><text:span text:style-name="T47">sar</text:span><text:span text:style-name="T51"> </text:span><text:span text:style-name="T47">tu</text:span><text:span text:style-name="T51"> </text:span><text:span text:style-name="T47">i</text:span><text:span text:style-name="T51"> </text:span><text:span text:style-name="T47">ni# <text:s/>sa</text:span><text:span text:style-name="T51"> </text:span><text:span text:style-name="T47">qi</text:span><text:span text:style-name="T51"> </text:span><text:span text:style-name="T47">sut# <text:s/>pe</text:span><text:span text:style-name="T51"> </text:span><text:span text:style-name="T47">qa</text:span><text:span text:style-name="T51"> </text:span><text:span text:style-name="T47">ti</text:span><text:span text:style-name="T51"> </text:span><text:span text:style-name="T47">giif</text:span><text:span text:style-name="T51"> </text:span><text:span text:style-name="T47">fi</text:span><text:span text:style-name="T51"> </text:span><text:span text:style-name="T47">a</text:span><text:span text:style-name="T51"> </text:span><text:span text:style-name="T47">ta# <text:s/>naam</text:span><text:span text:style-name="T51"> </text:span><text:span text:style-name="T47">ma</text:span><text:span text:style-name="T51"> </text:span><text:span text:style-name="T47">gi</text:span><text:span text:style-name="T51"> </text:span><text:span text:style-name="T47">si</text:span><text:span text:style-name="T51"> </text:span><text:span text:style-name="T47">maŋ</text:span><text:span text:style-name="T51"> </text:span><text:span text:style-name="T47">ŋi</text:span><text:span text:style-name="T51"> </text:span><text:span text:style-name="T47">laa</text:span><text:span text:style-name="T51">#</text:span></text:p>
      <text:p text:style-name="P5"><text:span text:style-name="T9">m</text:span><text:span text:style-name="T8">i</text:span><text:span text:style-name="T14"> </text:span><text:span text:style-name="T8">si</text:span><text:span text:style-name="T14"> </text:span><text:span text:style-name="T8">gi</text:span><text:span text:style-name="T14"> </text:span><text:span text:style-name="T8">sat</text:span><text:span text:style-name="T14">#</text:span><text:span text:style-name="T8"> ta</text:span><text:span text:style-name="T14"> </text:span><text:span text:style-name="T8">mak</text:span><text:span text:style-name="T14"> </text:span><text:span text:style-name="T8">ku</text:span><text:span text:style-name="T14">#</text:span><text:span text:style-name="T8"> pis</text:span><text:span text:style-name="T14"> </text:span><text:span text:style-name="T8">su</text:span><text:span text:style-name="T14"> </text:span><text:span text:style-name="T8">taa</text:span><text:span text:style-name="T14"> </text:span><text:span text:style-name="T8">si</text:span><text:span text:style-name="T14"> </text:span><text:span text:style-name="T8">map</text:span><text:span text:style-name="T14"> </text:span><text:span text:style-name="T8">put</text:span><text:span text:style-name="T14">#</text:span><text:span text:style-name="T8"> </text:span><text:span text:style-name="T10">Margrethe</text:span><text:span text:style-name="T11"> </text:span><text:span text:style-name="T8">mut</text:span><text:span text:style-name="T14">#</text:span><text:span text:style-name="T8"> so</text:span><text:span text:style-name="T14"> </text:span><text:span text:style-name="T8">qu</text:span><text:span text:style-name="T14"> </text:span><text:span text:style-name="T8">ti</text:span><text:span text:style-name="T14"> </text:span><text:span text:style-name="T8">gin</text:span><text:span text:style-name="T14"> </text:span><text:span text:style-name="T8">nin</text:span><text:span text:style-name="T14"> </text:span><text:span text:style-name="T8">ner</text:span><text:span text:style-name="T14"> </text:span><text:span text:style-name="T8">ma</text:span><text:span text:style-name="T14">#</text:span><text:span text:style-name="T8"> tu</text:span><text:span text:style-name="T9">ŋ</text:span><text:span text:style-name="T14"> </text:span><text:span text:style-name="T9">ŋ</text:span><text:span text:style-name="T8">a</text:span><text:span text:style-name="T14"> </text:span><text:span text:style-name="T8">vi</text:span><text:span text:style-name="T14"> </text:span><text:span text:style-name="T8">ler</text:span><text:span text:style-name="T14"> </text:span><text:span text:style-name="T8">ne</text:span><text:span text:style-name="T14"> </text:span><text:span text:style-name="T8">qar</text:span><text:span text:style-name="T14"> </text:span><text:span text:style-name="T8">ne</text:span><text:span text:style-name="T14"> </text:span><text:span text:style-name="T8">ra</text:span><text:span text:style-name="T14"> </text:span><text:span text:style-name="T8">nut</text:span><text:span text:style-name="T14">#</text:span></text:p>
      <text:p text:style-name="P18">Ar<text:span text:style-name="T41"> </text:span>nar<text:span text:style-name="T41"> </text:span>mi<text:span text:style-name="T41">#</text:span> taan<text:span text:style-name="T41"> </text:span>na<text:span text:style-name="T41">#</text:span> su<text:span text:style-name="T41"> </text:span>na<text:span text:style-name="T41">#</text:span> pi<text:span text:style-name="T41"> </text:span>ner<text:span text:style-name="T41"> </text:span>lu<text:span text:style-name="T41"> </text:span>gu<text:span text:style-name="T41">#</text:span> al<text:span text:style-name="T41"> </text:span>la<text:span text:style-name="T41"> </text:span>tut<text:span text:style-name="T41">#</text:span> i<text:span text:style-name="T41"> </text:span>si<text:span text:style-name="T41"> </text:span>gi<text:span text:style-name="T41"> </text:span>ni<text:span text:style-name="T41"> </text:span>a<text:span text:style-name="T41"> </text:span>ga<text:span text:style-name="T41"> </text:span>ra<text:span text:style-name="T41">#</text:span> i<text:span text:style-name="T41"> </text:span>nuu<text:span text:style-name="T41"> </text:span>sut<text:span text:style-name="T41"> </text:span>tu<text:span text:style-name="T41"> </text:span>aq<text:span text:style-name="T41"> </text:span>qa<text:span text:style-name="T41"> </text:span>tut<text:span text:style-name="T41">#</text:span> al<text:span text:style-name="T41"> </text:span>la<text:span text:style-name="T41"> </text:span>tut<text:span text:style-name="T41">#</text:span> tik<text:span text:style-name="T41"> </text:span>ku<text:span text:style-name="T41"> </text:span>ar<text:span text:style-name="T41"> </text:span>tuun<text:span text:style-name="T41"> </text:span>ne<text:span text:style-name="T41"> </text:span>qa<text:span text:style-name="T9">ŋ</text:span><text:span text:style-name="T41"> </text:span><text:span text:style-name="T9">ŋ</text:span>in<text:span text:style-name="T41"> </text:span>ner<text:span text:style-name="T41"> </text:span>mit<text:span text:style-name="T41">#</text:span> i<text:span text:style-name="T41"> </text:span>sum<text:span text:style-name="T41"> </text:span>mer<text:span text:style-name="T41"> </text:span>sor<text:span text:style-name="T41"> </text:span>ne<text:span text:style-name="T41"> </text:span>qa<text:span text:style-name="T9">ŋ</text:span><text:span text:style-name="T41"> </text:span><text:span text:style-name="T9">ŋ</text:span>in<text:span text:style-name="T41"> </text:span>ner<text:span text:style-name="T41"> </text:span>mil<text:span text:style-name="T41"> </text:span>lu<text:span text:style-name="T41">#</text:span> ar<text:span text:style-name="T41"> </text:span>na<text:span text:style-name="T41"> </text:span>tut<text:span text:style-name="T41">#</text:span> is<text:span text:style-name="T41"> </text:span>su<text:span text:style-name="T41"> </text:span>ma<text:span text:style-name="T41"> </text:span>tut<text:span text:style-name="T41">#</text:span> o<text:span text:style-name="T41"> </text:span>qa<text:span text:style-name="T41"> </text:span>lut<text:span text:style-name="T41"> </text:span>tu<text:span text:style-name="T41"> </text:span>a<text:span text:style-name="T41"> </text:span>re<text:span text:style-name="T41"> </text:span>riik<text:span text:style-name="T41"> </text:span>kat<text:span text:style-name="T41"> </text:span>tut<text:span text:style-name="T41">#</text:span> a<text:span text:style-name="T41"> </text:span>tu<text:span text:style-name="T41"> </text:span>gar<text:span text:style-name="T41"> </text:span>li<text:span text:style-name="T41"> </text:span>or<text:span text:style-name="T41"> </text:span>tin<text:span text:style-name="T41"> </text:span>ne<text:span text:style-name="T41"> </text:span>qaq<text:span text:style-name="T41"> </text:span>qu<text:span text:style-name="T9">ŋ</text:span><text:span text:style-name="T41"> </text:span><text:span text:style-name="T9">ŋ</text:span>ik<text:span text:style-name="T41"> </text:span>ka<text:span text:style-name="T41"> </text:span>lu<text:span text:style-name="T41"> </text:span>a<text:span text:style-name="T41"> </text:span>qaa<text:span text:style-name="T41"> </text:span>ra<text:span text:style-name="T41">#</text:span>.</text:p>
      <text:p text:style-name="P58"/>
      <text:p text:style-name="P5"><text:span text:style-name="T14">s/ CV CV CV#/ </text:span><text:span text:style-name="T15">1</text:span><text:span text:style-name="T14">CV CV CV#/</text:span></text:p>
      <text:p text:style-name="P5"><text:span text:style-name="T14">s/ CV CV CVC#/ </text:span><text:span text:style-name="T15">1</text:span><text:span text:style-name="T14">CV CV CVC#/</text:span></text:p>
      <text:p text:style-name="P5"><text:span text:style-name="T14">s/ V CV CV#/ </text:span><text:span text:style-name="T15">1</text:span><text:span text:style-name="T14">V CV CV#/</text:span></text:p>
      <text:p text:style-name="P5"><text:span text:style-name="T14">s/ V CV CVC#/ </text:span><text:span text:style-name="T15">1</text:span><text:span text:style-name="T14">V CV CVC#/</text:span></text:p>
      <text:p text:style-name="P43"><text:span text:style-name="T47">Tu</text:span><text:span text:style-name="T51"> </text:span><text:span text:style-name="T47">ni</text:span><text:span text:style-name="T51"> </text:span><text:span text:style-name="T47">ni</text:span><text:span text:style-name="T51"> </text:span><text:span text:style-name="T47">aa</text:span><text:span text:style-name="T51"> </text:span><text:span text:style-name="T47">ner</text:span><text:span text:style-name="T51"> </text:span><text:span text:style-name="T47">mut# <text:s/>us</text:span><text:span text:style-name="T51"> </text:span><text:span text:style-name="T47">sas</text:span><text:span text:style-name="T51"> </text:span><text:span text:style-name="T47">saa</text:span><text:span text:style-name="T51"> </text:span><text:span text:style-name="T47">ri</text:span><text:span text:style-name="T51"> </text:span><text:span text:style-name="T47">ner</text:span><text:span text:style-name="T51"> </text:span><text:span text:style-name="T47">mul</text:span><text:span text:style-name="T51"> </text:span><text:span text:style-name="T47">lu# <text:s/>pi</text:span><text:span text:style-name="T51"> </text:span><text:span text:style-name="T47">sor</text:span><text:span text:style-name="T51"> </text:span><text:span text:style-name="T47">taq# <text:s/>ma</text:span><text:span text:style-name="T51"> </text:span><text:span text:style-name="T47">lil</text:span><text:span text:style-name="T51"> </text:span><text:span text:style-name="T47">lu</text:span><text:span text:style-name="T51"> </text:span><text:span text:style-name="T47">gu# <text:s/>su</text:span><text:span text:style-name="T51"> </text:span><text:span text:style-name="T47">li</text:span><text:span text:style-name="T51"> </text:span><text:span text:style-name="T47">u</text:span><text:span text:style-name="T51"> </text:span><text:span text:style-name="T47">ma</text:span><text:span text:style-name="T51"> </text:span><text:span text:style-name="T47">jun</text:span><text:span text:style-name="T51"> </text:span><text:span text:style-name="T47">naar</text:span><text:span text:style-name="T51"> </text:span><text:span text:style-name="T47">neq# <text:s/>pi</text:span><text:span text:style-name="T51"> </text:span><text:span text:style-name="T47">ler</text:span><text:span text:style-name="T51"> </text:span><text:span text:style-name="T47">sin</text:span><text:span text:style-name="T51"> </text:span><text:span text:style-name="T47">na</text:span><text:span text:style-name="T51"> </text:span><text:span text:style-name="T47">gu# <text:s/></text:span><text:span text:style-name="T15">1</text:span><text:span text:style-name="T47">su</text:span><text:span text:style-name="T51"> </text:span><text:span text:style-name="T47">li</text:span><text:span text:style-name="T51"> </text:span><text:span text:style-name="T47">sut# <text:s/>o</text:span><text:span text:style-name="T51"> </text:span><text:span text:style-name="T47">qa</text:span><text:span text:style-name="T51"> </text:span><text:span text:style-name="T47">lo</text:span><text:span text:style-name="T51"> </text:span><text:span text:style-name="T47">qa</text:span><text:span text:style-name="T51"> </text:span><text:span text:style-name="T47">ti</text:span><text:span text:style-name="T51"> </text:span><text:span text:style-name="T47">gi</text:span><text:span text:style-name="T51"> </text:span><text:span text:style-name="T47">nis</text:span><text:span text:style-name="T51"> </text:span><text:span text:style-name="T47">saat# <text:s/></text:span><text:span text:style-name="T12">Air Greenland</text:span><text:span text:style-name="T13"> </text:span><text:span text:style-name="T48">i</text:span><text:span text:style-name="T49"> </text:span><text:span text:style-name="T48">mi</text:span><text:span text:style-name="T47"># <text:s/>pi</text:span><text:span text:style-name="T51"> </text:span><text:span text:style-name="T47">sor</text:span><text:span text:style-name="T51"> </text:span><text:span text:style-name="T47">tat# <text:s/>pi</text:span><text:span text:style-name="T51"> </text:span><text:span text:style-name="T47">a</text:span><text:span text:style-name="T51"> </text:span><text:span text:style-name="T47">reer</text:span><text:span text:style-name="T51"> </text:span><text:span text:style-name="T47">si</text:span><text:span text:style-name="T51"> </text:span><text:span text:style-name="T47">maf</text:span><text:span text:style-name="T51"> </text:span><text:span text:style-name="T47">fi</text:span><text:span text:style-name="T51"> </text:span><text:span text:style-name="T47">gi</text:span><text:span text:style-name="T51"> </text:span><text:span text:style-name="T47">si</text:span><text:span text:style-name="T51"> </text:span><text:span text:style-name="T47">ma</text:span><text:span text:style-name="T51"> </text:span><text:span text:style-name="T47">vaat.# <text:s/>Sa</text:span><text:span text:style-name="T51"> </text:span><text:span text:style-name="T47">p</text:span><text:span text:style-name="T51">aa tip</text:span><text:span text:style-name="T47"># <text:s/>a</text:span><text:span text:style-name="T51"> </text:span><text:span text:style-name="T47">kun</text:span><text:span text:style-name="T51"> </text:span><text:span text:style-name="T15">1</text:span><text:span text:style-name="T47">ne</text:span><text:span text:style-name="T51"> </text:span><text:span text:style-name="T47">ra</text:span><text:span text:style-name="T51"> </text:span><text:span text:style-name="T47">ni# <text:s/>ki</text:span><text:span text:style-name="T51"> </text:span><text:span text:style-name="T47">ŋul</text:span><text:span text:style-name="T51"> </text:span><text:span text:style-name="T47">ler</text:span><text:span text:style-name="T51"> </text:span><text:span text:style-name="T47">mi# <text:s/>pi</text:span><text:span text:style-name="T51"> </text:span><text:span text:style-name="T47">ŋa</text:span><text:span text:style-name="T51"> </text:span><text:span text:style-name="T47">suŋ</text:span><text:span text:style-name="T51"> </text:span><text:span text:style-name="T47">ŋor</text:span><text:span text:style-name="T51"> </text:span><text:span text:style-name="T47">mat# <text:s/></text:span><text:span text:style-name="T15">1</text:span><text:span text:style-name="T47">su</text:span><text:span text:style-name="T51"> </text:span><text:span text:style-name="T47">li</text:span><text:span text:style-name="T51"> </text:span><text:span text:style-name="T47">sut# <text:s/>a</text:span><text:span text:style-name="T51"> </text:span><text:span text:style-name="T47">taat</text:span><text:span text:style-name="T51"> </text:span><text:span text:style-name="T47">si</text:span><text:span text:style-name="T51"> </text:span><text:span text:style-name="T47">mee</text:span><text:span text:style-name="T51"> </text:span><text:span text:style-name="T47">qa</text:span><text:span text:style-name="T51"> </text:span><text:span text:style-name="T47">ti</text:span><text:span text:style-name="T51"> </text:span><text:span text:style-name="T47">gi</text:span><text:span text:style-name="T51"> </text:span><text:span text:style-name="T47">nis</text:span><text:span text:style-name="T51"> </text:span><text:span text:style-name="T47">saat# <text:s/>ne</text:span><text:span text:style-name="T51"> </text:span><text:span text:style-name="T47">ri</text:span><text:span text:style-name="T51"> </text:span><text:span text:style-name="T47">or</text:span><text:span text:style-name="T51"> </text:span><text:span text:style-name="T47">suu</text:span><text:span text:style-name="T51"> </text:span><text:span text:style-name="T47">ti</text:span><text:span text:style-name="T51"> </text:span><text:span text:style-name="T47">gi</text:span><text:span text:style-name="T51"> </text:span><text:span text:style-name="T47">si</text:span><text:span text:style-name="T51"> </text:span><text:span text:style-name="T47">ma</text:span><text:span text:style-name="T51"> </text:span><text:span text:style-name="T47">vaat.# <text:s/>Ne</text:span><text:span text:style-name="T51"> </text:span><text:span text:style-name="T47">ri</text:span><text:span text:style-name="T51"> </text:span><text:span text:style-name="T47">or</text:span><text:span text:style-name="T51"> </text:span><text:span text:style-name="T47">suul</text:span><text:span text:style-name="T51"> </text:span><text:span text:style-name="T47">li# <text:s/>ta</text:span><text:span text:style-name="T51"> </text:span><text:span text:style-name="T47">man</text:span><text:span text:style-name="T51"> </text:span><text:span text:style-name="T47">na# <text:s/></text:span><text:span text:style-name="T12">Air Greenland</text:span><text:span text:style-name="T13"> </text:span><text:span text:style-name="T48">ip</text:span><text:span text:style-name="T47"># <text:s/>tim</text:span><text:span text:style-name="T51"> </text:span><text:span text:style-name="T47">mi</text:span><text:span text:style-name="T51"> </text:span><text:span text:style-name="T47">sar</text:span><text:span text:style-name="T51"> </text:span><text:span text:style-name="T15">1</text:span><text:span text:style-name="T47">tu</text:span><text:span text:style-name="T51"> </text:span><text:span text:style-name="T47">i</text:span><text:span text:style-name="T51"> </text:span><text:span text:style-name="T47">ni# <text:s/></text:span><text:span text:style-name="T15">1</text:span><text:span text:style-name="T47">sa</text:span><text:span text:style-name="T51"> </text:span><text:span text:style-name="T47">qi</text:span><text:span text:style-name="T51"> </text:span><text:span text:style-name="T47">sut# <text:s/>pe</text:span><text:span text:style-name="T51"> </text:span><text:span text:style-name="T47">qa</text:span><text:span text:style-name="T51"> </text:span><text:span text:style-name="T47">ti</text:span><text:span text:style-name="T51"> </text:span><text:span text:style-name="T47">giif</text:span><text:span text:style-name="T51"> </text:span><text:span text:style-name="T15">1</text:span><text:span text:style-name="T47">fi</text:span><text:span text:style-name="T51"> </text:span><text:span text:style-name="T47">a</text:span><text:span text:style-name="T51"> </text:span><text:span text:style-name="T47">ta# <text:s/>naam</text:span><text:span text:style-name="T51"> </text:span><text:span text:style-name="T47">ma</text:span><text:span text:style-name="T51"> </text:span><text:span text:style-name="T47">gi</text:span><text:span text:style-name="T51"> </text:span><text:span text:style-name="T47">si</text:span><text:span text:style-name="T51"> </text:span><text:span text:style-name="T47">maŋ</text:span><text:span text:style-name="T51"> </text:span><text:span text:style-name="T47">ŋi</text:span><text:span text:style-name="T51"> </text:span><text:span text:style-name="T47">laa</text:span><text:span text:style-name="T51">#</text:span></text:p>
      <text:p text:style-name="P6"><text:span text:style-name="T9">m</text:span><text:span text:style-name="T8">i</text:span><text:span text:style-name="T14"> </text:span><text:span text:style-name="T16">1</text:span><text:span text:style-name="T8">si</text:span><text:span text:style-name="T14"> </text:span><text:span text:style-name="T8">gi</text:span><text:span text:style-name="T14"> </text:span><text:span text:style-name="T8">sat</text:span><text:span text:style-name="T14">#</text:span><text:span text:style-name="T8"> ta</text:span><text:span text:style-name="T14"> </text:span><text:span text:style-name="T8">mak</text:span><text:span text:style-name="T14"> </text:span><text:span text:style-name="T8">ku</text:span><text:span text:style-name="T14">#</text:span><text:span text:style-name="T8"> pis</text:span><text:span text:style-name="T14"> </text:span><text:span text:style-name="T8">su</text:span><text:span text:style-name="T14"> </text:span><text:span text:style-name="T8">taa</text:span><text:span text:style-name="T14"> </text:span><text:span text:style-name="T8">si</text:span><text:span text:style-name="T14"> </text:span><text:span text:style-name="T8">map</text:span><text:span text:style-name="T14"> </text:span><text:span text:style-name="T8">put</text:span><text:span text:style-name="T14">#</text:span><text:span text:style-name="T8"> </text:span><text:span text:style-name="T10">Margrethe</text:span><text:span text:style-name="T11"> </text:span><text:span text:style-name="T8">mut</text:span><text:span text:style-name="T14">#</text:span><text:span text:style-name="T8"> so</text:span><text:span text:style-name="T14"> </text:span><text:span text:style-name="T8">qu</text:span><text:span text:style-name="T14"> </text:span><text:span text:style-name="T8">ti</text:span><text:span text:style-name="T14"> </text:span><text:span text:style-name="T8">gin</text:span><text:span text:style-name="T14"> </text:span><text:span text:style-name="T8">nin</text:span><text:span text:style-name="T14"> </text:span><text:span text:style-name="T8">ner</text:span><text:span text:style-name="T14"> </text:span><text:span text:style-name="T8">ma</text:span><text:span text:style-name="T14">#</text:span><text:span text:style-name="T8"> tu</text:span><text:span text:style-name="T9">ŋ</text:span><text:span text:style-name="T14"> </text:span><text:span text:style-name="T9">ŋ</text:span><text:span text:style-name="T8">a</text:span><text:span text:style-name="T14"> </text:span><text:span text:style-name="T8">vi</text:span><text:span text:style-name="T14"> </text:span><text:span text:style-name="T8">ler</text:span><text:span text:style-name="T14"> </text:span><text:span text:style-name="T8">ne</text:span><text:span text:style-name="T14"> </text:span><text:span text:style-name="T8">qar</text:span><text:span text:style-name="T14"> </text:span><text:span text:style-name="T16">1</text:span><text:span text:style-name="T8">ne</text:span><text:span text:style-name="T14"> </text:span><text:span text:style-name="T8">ra</text:span><text:span text:style-name="T14"> </text:span><text:span text:style-name="T8">nut</text:span><text:span text:style-name="T14">#</text:span></text:p>
      <text:p text:style-name="P18">Ar<text:span text:style-name="T41"> </text:span>nar<text:span text:style-name="T41"> </text:span>mi<text:span text:style-name="T41">#</text:span> taan<text:span text:style-name="T41"> </text:span>na<text:span text:style-name="T41">#</text:span> su<text:span text:style-name="T41"> </text:span>na<text:span text:style-name="T41">#</text:span> pi<text:span text:style-name="T41"> </text:span>ner<text:span text:style-name="T41"> </text:span>lu<text:span text:style-name="T41"> </text:span>gu<text:span text:style-name="T41">#</text:span> al<text:span text:style-name="T41"> </text:span>la<text:span text:style-name="T41"> </text:span>tut<text:span text:style-name="T41">#</text:span> i<text:span text:style-name="T41"> </text:span>si<text:span text:style-name="T41"> </text:span>gi<text:span text:style-name="T41"> </text:span>ni<text:span text:style-name="T41"> </text:span><text:span text:style-name="T15">1</text:span>a<text:span text:style-name="T41"> </text:span>ga<text:span text:style-name="T41"> </text:span>ra<text:span text:style-name="T41">#</text:span> i<text:span text:style-name="T41"> </text:span>nuu<text:span text:style-name="T41"> </text:span>sut<text:span text:style-name="T41"> </text:span>tu<text:span text:style-name="T41"> </text:span>aq<text:span text:style-name="T41"> </text:span>qa<text:span text:style-name="T41"> </text:span>tut<text:span text:style-name="T41">#</text:span> al<text:span text:style-name="T41"> </text:span>la<text:span text:style-name="T41"> </text:span>tut<text:span text:style-name="T41">#</text:span> tik<text:span text:style-name="T41"> </text:span>ku<text:span text:style-name="T41"> </text:span>ar<text:span text:style-name="T41"> </text:span>tuun<text:span text:style-name="T41"> </text:span>ne<text:span text:style-name="T41"> </text:span>qa<text:span text:style-name="T9">ŋ</text:span><text:span text:style-name="T41"> </text:span><text:span text:style-name="T9">ŋ</text:span>in<text:span text:style-name="T41"> </text:span>ner<text:span text:style-name="T41"> </text:span>mit<text:span text:style-name="T41">#</text:span> i<text:span text:style-name="T41"> </text:span>sum<text:span text:style-name="T41"> </text:span>mer<text:span text:style-name="T41"> </text:span>sor<text:span text:style-name="T41"> </text:span>ne<text:span text:style-name="T41"> </text:span>qa<text:span text:style-name="T9">ŋ</text:span><text:span text:style-name="T41"> </text:span><text:span text:style-name="T9">ŋ</text:span>in<text:span text:style-name="T41"> </text:span>ner<text:span text:style-name="T41"> </text:span>mil<text:span text:style-name="T41"> </text:span>lu<text:span text:style-name="T41">#</text:span> ar<text:span text:style-name="T41"> </text:span>na<text:span text:style-name="T41"> </text:span>tut<text:span text:style-name="T41">#</text:span> is<text:span text:style-name="T41"> </text:span><text:span text:style-name="T15">1</text:span>su<text:span text:style-name="T41"> </text:span>ma<text:span text:style-name="T41"> </text:span>tut<text:span text:style-name="T41">#</text:span> o<text:span text:style-name="T41"> </text:span>qa<text:span text:style-name="T41"> </text:span>lut<text:span text:style-name="T41"> </text:span>tu<text:span text:style-name="T41"> </text:span>a<text:span text:style-name="T41"> </text:span>re<text:span text:style-name="T41"> </text:span>riik<text:span text:style-name="T41"> </text:span>kat<text:span text:style-name="T41"> </text:span>tut<text:span text:style-name="T41">#</text:span> a<text:span text:style-name="T41"> </text:span>tu<text:span text:style-name="T41"> </text:span>gar<text:span text:style-name="T41"> </text:span>li<text:span text:style-name="T41"> </text:span>or<text:span text:style-name="T41"> </text:span>tin<text:span text:style-name="T41"> </text:span>ne<text:span text:style-name="T41"> </text:span>qaq<text:span text:style-name="T41"> </text:span>qu<text:span text:style-name="T9">ŋ</text:span><text:span text:style-name="T41"> </text:span><text:span text:style-name="T9">ŋ</text:span>ik<text:span text:style-name="T41"> </text:span>ka<text:span text:style-name="T41"> </text:span>lu<text:span text:style-name="T41"> </text:span>a<text:span text:style-name="T41"> </text:span>qaa<text:span text:style-name="T41"> </text:span>ra<text:span text:style-name="T41">#</text:span>.</text:p>
      <text:p text:style-name="P58"/>
      <text:p text:style-name="P6"><text:span text:style-name="T22">s/ CVC / </text:span><text:span text:style-name="T16">1</text:span><text:span text:style-name="T22">CVC /</text:span></text:p>
      <text:p text:style-name="P6"><text:span text:style-name="T22">s/ VC / </text:span><text:span text:style-name="T16">1</text:span><text:span text:style-name="T22">VC /</text:span></text:p>
      <text:p text:style-name="P43"><text:span text:style-name="T47">Tu</text:span><text:span text:style-name="T51"> </text:span><text:span text:style-name="T47">ni</text:span><text:span text:style-name="T51"> </text:span><text:span text:style-name="T47">ni</text:span><text:span text:style-name="T51"> </text:span><text:span text:style-name="T47">aa</text:span><text:span text:style-name="T51"> </text:span><text:span text:style-name="T16">1</text:span><text:span text:style-name="T47">ner</text:span><text:span text:style-name="T51"> </text:span><text:span text:style-name="T47">mut# <text:s/></text:span><text:span text:style-name="T16">1</text:span><text:span text:style-name="T47">us</text:span><text:span text:style-name="T51"> </text:span><text:span text:style-name="T16">1</text:span><text:span text:style-name="T47">sas</text:span><text:span text:style-name="T51"> </text:span><text:span text:style-name="T47">saa</text:span><text:span text:style-name="T51"> </text:span><text:span text:style-name="T47">ri</text:span><text:span text:style-name="T51"> </text:span><text:span text:style-name="T16">1</text:span><text:span text:style-name="T47">ner</text:span><text:span text:style-name="T51"> </text:span><text:span text:style-name="T16">1</text:span><text:span text:style-name="T47">mul</text:span><text:span text:style-name="T51"> </text:span><text:span text:style-name="T47">lu# <text:s/>pi</text:span><text:span text:style-name="T51"> </text:span><text:span text:style-name="T16">1</text:span><text:span text:style-name="T47">sor</text:span><text:span text:style-name="T51"> </text:span><text:span text:style-name="T47">taq# <text:s/>ma</text:span><text:span text:style-name="T51"> </text:span><text:span text:style-name="T16">1</text:span><text:span text:style-name="T47">lil</text:span><text:span text:style-name="T51"> </text:span><text:span text:style-name="T47">lu</text:span><text:span text:style-name="T51"> </text:span><text:span text:style-name="T47">gu# <text:s/>su</text:span><text:span text:style-name="T51"> </text:span><text:span text:style-name="T47">li</text:span><text:span text:style-name="T51"> </text:span><text:span text:style-name="T47">u</text:span><text:span text:style-name="T51"> </text:span><text:span text:style-name="T47">ma</text:span><text:span text:style-name="T51"> </text:span><text:span text:style-name="T16">1</text:span><text:span text:style-name="T47">jun</text:span><text:span text:style-name="T51"> </text:span><text:span text:style-name="T47">naar</text:span><text:span text:style-name="T51"> </text:span><text:span text:style-name="T47">neq# <text:s/>pi</text:span><text:span text:style-name="T51"> </text:span><text:span text:style-name="T16">1</text:span><text:span text:style-name="T47">ler</text:span><text:span text:style-name="T51"> </text:span><text:span text:style-name="T16">1</text:span><text:span text:style-name="T47">sin</text:span><text:span text:style-name="T51"> </text:span><text:span text:style-name="T47">na</text:span><text:span text:style-name="T51"> </text:span><text:span text:style-name="T47">gu# <text:s/></text:span><text:span text:style-name="T15">1</text:span><text:span text:style-name="T47">su</text:span><text:span text:style-name="T51"> </text:span><text:span text:style-name="T47">li</text:span><text:span text:style-name="T51"> </text:span><text:span text:style-name="T47">sut# <text:s/>o</text:span><text:span text:style-name="T51"> </text:span><text:span text:style-name="T47">qa</text:span><text:span text:style-name="T51"> </text:span><text:span text:style-name="T47">lo</text:span><text:span text:style-name="T51"> </text:span><text:span text:style-name="T47">qa</text:span><text:span text:style-name="T51"> </text:span><text:span text:style-name="T47">ti</text:span><text:span text:style-name="T51"> </text:span><text:span text:style-name="T47">gi</text:span><text:span text:style-name="T51"> </text:span><text:span text:style-name="T16">1</text:span><text:span text:style-name="T47">nis</text:span><text:span text:style-name="T51"> </text:span><text:span text:style-name="T47">saat# <text:s/></text:span><text:span text:style-name="T12">Air Greenland</text:span><text:span text:style-name="T13"> </text:span><text:span text:style-name="T48">i</text:span><text:span text:style-name="T49"> </text:span><text:span text:style-name="T48">mi</text:span><text:span text:style-name="T47"># <text:s/>pi</text:span><text:span text:style-name="T51"> </text:span><text:span text:style-name="T16">1</text:span><text:span text:style-name="T47">sor</text:span><text:span text:style-name="T51"> </text:span><text:span text:style-name="T47">tat# <text:s/>pi</text:span><text:span text:style-name="T51"> </text:span><text:span text:style-name="T47">a</text:span><text:span text:style-name="T51"> </text:span><text:span text:style-name="T47">reer</text:span><text:span text:style-name="T51"> </text:span><text:span text:style-name="T47">si</text:span><text:span text:style-name="T51"> </text:span><text:span text:style-name="T16">1</text:span><text:span text:style-name="T47">maf</text:span><text:span text:style-name="T51"> </text:span><text:span text:style-name="T47">fi</text:span><text:span text:style-name="T51"> </text:span><text:span text:style-name="T47">gi</text:span><text:span text:style-name="T51"> </text:span><text:span text:style-name="T47">si</text:span><text:span text:style-name="T51"> </text:span><text:span text:style-name="T47">ma</text:span><text:span text:style-name="T51"> </text:span><text:span text:style-name="T47">vaat.# <text:s/>Sa</text:span><text:span text:style-name="T51"> </text:span><text:span text:style-name="T47">p</text:span><text:span text:style-name="T51">aa tip</text:span><text:span text:style-name="T47"># <text:s/>a</text:span><text:span text:style-name="T51"> </text:span><text:span text:style-name="T16">1</text:span><text:span text:style-name="T47">kun</text:span><text:span text:style-name="T51"> </text:span><text:span text:style-name="T15">1</text:span><text:span text:style-name="T47">ne</text:span><text:span text:style-name="T51"> </text:span><text:span text:style-name="T47">ra</text:span><text:span text:style-name="T51"> </text:span><text:span text:style-name="T47">ni# <text:s/>ki</text:span><text:span text:style-name="T51"> </text:span><text:span text:style-name="T16">1</text:span><text:span text:style-name="T47">ŋul</text:span><text:span text:style-name="T51"> </text:span><text:span text:style-name="T16">1</text:span><text:span text:style-name="T47">ler</text:span><text:span text:style-name="T51"> </text:span><text:span text:style-name="T47">mi# <text:s/>pi</text:span><text:span text:style-name="T51"> </text:span><text:span text:style-name="T47">ŋa</text:span><text:span text:style-name="T51"> </text:span><text:span text:style-name="T16">1</text:span><text:span text:style-name="T47">suŋ</text:span><text:span text:style-name="T51"> </text:span><text:span text:style-name="T16">1</text:span><text:span text:style-name="T47">ŋor</text:span><text:span text:style-name="T51"> </text:span><text:span text:style-name="T47">mat# <text:s/></text:span><text:span text:style-name="T15">1</text:span><text:span text:style-name="T47">su</text:span><text:span text:style-name="T51"> </text:span><text:span text:style-name="T47">li</text:span><text:span text:style-name="T51"> </text:span><text:span text:style-name="T47">sut# <text:s/>a</text:span><text:span text:style-name="T51"> </text:span><text:span text:style-name="T47">taat</text:span><text:span text:style-name="T51"> </text:span><text:span text:style-name="T47">si</text:span><text:span text:style-name="T51"> </text:span><text:span text:style-name="T47">mee</text:span><text:span text:style-name="T51"> </text:span><text:span text:style-name="T47">qa</text:span><text:span text:style-name="T51"> </text:span><text:span text:style-name="T47">ti</text:span><text:span text:style-name="T51"> </text:span><text:span text:style-name="T47">gi</text:span><text:span text:style-name="T51"> </text:span><text:span text:style-name="T16">1</text:span><text:span text:style-name="T47">nis</text:span><text:span text:style-name="T51"> </text:span><text:span text:style-name="T47">saat# <text:s/>ne</text:span><text:span text:style-name="T51"> </text:span><text:span text:style-name="T47">ri</text:span><text:span text:style-name="T51"> </text:span><text:span text:style-name="T47">or</text:span><text:span text:style-name="T51"> </text:span><text:span text:style-name="T47">suu</text:span><text:span text:style-name="T51"> </text:span><text:span text:style-name="T47">ti</text:span><text:span text:style-name="T51"> </text:span><text:span text:style-name="T47">gi</text:span><text:span text:style-name="T51"> </text:span><text:span text:style-name="T47">si</text:span><text:span text:style-name="T51"> </text:span><text:span text:style-name="T47">ma</text:span><text:span text:style-name="T51"> </text:span><text:span text:style-name="T47">vaat.# <text:s/>Ne</text:span><text:span text:style-name="T51"> </text:span><text:span text:style-name="T47">ri</text:span><text:span text:style-name="T51"> </text:span><text:span text:style-name="T16">1</text:span><text:span text:style-name="T47">or</text:span><text:span text:style-name="T51"> </text:span><text:span text:style-name="T47">suul</text:span><text:span text:style-name="T51"> </text:span><text:span text:style-name="T47">li# <text:s/>ta</text:span><text:span text:style-name="T51"> </text:span><text:span text:style-name="T16">1</text:span><text:span text:style-name="T47">man</text:span><text:span text:style-name="T51"> </text:span><text:span text:style-name="T47">na# <text:s/></text:span><text:span text:style-name="T12">Air Greenland</text:span><text:span text:style-name="T13"> </text:span><text:span text:style-name="T48">ip</text:span><text:span text:style-name="T47"># <text:s/></text:span><text:span text:style-name="T16">1</text:span><text:span text:style-name="T47">tim</text:span><text:span text:style-name="T51"> </text:span><text:span text:style-name="T47">mi</text:span><text:span text:style-name="T51"> </text:span><text:span text:style-name="T16">1</text:span><text:span text:style-name="T47">sar</text:span><text:span text:style-name="T51"> </text:span><text:span text:style-name="T15">1</text:span><text:span text:style-name="T47">tu</text:span><text:span text:style-name="T51"> </text:span><text:span text:style-name="T47">i</text:span><text:span text:style-name="T51"> </text:span><text:span text:style-name="T47">ni# <text:s/></text:span><text:span text:style-name="T15">1</text:span><text:span text:style-name="T47">sa</text:span><text:span text:style-name="T51"> </text:span><text:span text:style-name="T47">qi</text:span><text:span text:style-name="T51"> </text:span><text:span text:style-name="T47">sut# <text:s/></text:span><text:soft-page-break/><text:span text:style-name="T47">pe</text:span><text:span text:style-name="T51"> </text:span><text:span text:style-name="T47">qa</text:span><text:span text:style-name="T51"> </text:span><text:span text:style-name="T47">ti</text:span><text:span text:style-name="T51"> </text:span><text:span text:style-name="T47">giif</text:span><text:span text:style-name="T51"> </text:span><text:span text:style-name="T15">1</text:span><text:span text:style-name="T47">fi</text:span><text:span text:style-name="T51"> </text:span><text:span text:style-name="T47">a</text:span><text:span text:style-name="T51"> </text:span><text:span text:style-name="T47">ta# <text:s/>naam</text:span><text:span text:style-name="T51"> </text:span><text:span text:style-name="T47">ma</text:span><text:span text:style-name="T51"> </text:span><text:span text:style-name="T47">gi</text:span><text:span text:style-name="T51"> </text:span><text:span text:style-name="T47">si</text:span><text:span text:style-name="T51"> </text:span><text:span text:style-name="T16">1</text:span><text:span text:style-name="T47">maŋ</text:span><text:span text:style-name="T51"> </text:span><text:span text:style-name="T47">ŋi</text:span><text:span text:style-name="T51"> </text:span><text:span text:style-name="T47">laa</text:span><text:span text:style-name="T51">#</text:span></text:p>
      <text:p text:style-name="P6"><text:span text:style-name="T9">m</text:span><text:span text:style-name="T8">i</text:span><text:span text:style-name="T14"> </text:span><text:span text:style-name="T16">1</text:span><text:span text:style-name="T8">si</text:span><text:span text:style-name="T14"> </text:span><text:span text:style-name="T8">gi</text:span><text:span text:style-name="T14"> </text:span><text:span text:style-name="T8">sat</text:span><text:span text:style-name="T14">#</text:span><text:span text:style-name="T8"> ta</text:span><text:span text:style-name="T14"> </text:span><text:span text:style-name="T16">1</text:span><text:span text:style-name="T8">mak</text:span><text:span text:style-name="T14"> </text:span><text:span text:style-name="T8">ku</text:span><text:span text:style-name="T14">#</text:span><text:span text:style-name="T8"> </text:span><text:span text:style-name="T16">1</text:span><text:span text:style-name="T8">pis</text:span><text:span text:style-name="T14"> </text:span><text:span text:style-name="T8">su</text:span><text:span text:style-name="T14"> </text:span><text:span text:style-name="T8">taa</text:span><text:span text:style-name="T14"> </text:span><text:span text:style-name="T8">si</text:span><text:span text:style-name="T14"> </text:span><text:span text:style-name="T16">1</text:span><text:span text:style-name="T8">map</text:span><text:span text:style-name="T14"> </text:span><text:span text:style-name="T8">put</text:span><text:span text:style-name="T14">#</text:span><text:span text:style-name="T8"> </text:span><text:span text:style-name="T10">Margrethe</text:span><text:span text:style-name="T11"> </text:span><text:span text:style-name="T8">mut</text:span><text:span text:style-name="T14">#</text:span><text:span text:style-name="T8"> so</text:span><text:span text:style-name="T14"> </text:span><text:span text:style-name="T8">qu</text:span><text:span text:style-name="T14"> </text:span><text:span text:style-name="T8">ti</text:span><text:span text:style-name="T14"> </text:span><text:span text:style-name="T16">1</text:span><text:span text:style-name="T8">gin</text:span><text:span text:style-name="T14"> </text:span><text:span text:style-name="T16">1</text:span><text:span text:style-name="T8">nin</text:span><text:span text:style-name="T14"> </text:span><text:span text:style-name="T16">1</text:span><text:span text:style-name="T8">ner</text:span><text:span text:style-name="T14"> </text:span><text:span text:style-name="T8">ma</text:span><text:span text:style-name="T14">#</text:span><text:span text:style-name="T8"> </text:span><text:span text:style-name="T16">1</text:span><text:span text:style-name="T8">tu</text:span><text:span text:style-name="T9">ŋ</text:span><text:span text:style-name="T14"> </text:span><text:span text:style-name="T9">ŋ</text:span><text:span text:style-name="T8">a</text:span><text:span text:style-name="T14"> </text:span><text:span text:style-name="T8">vi</text:span><text:span text:style-name="T14"> </text:span><text:span text:style-name="T16">1</text:span><text:span text:style-name="T8">ler</text:span><text:span text:style-name="T14"> </text:span><text:span text:style-name="T8">ne</text:span><text:span text:style-name="T14"> </text:span><text:span text:style-name="T16">1</text:span><text:span text:style-name="T8">qar</text:span><text:span text:style-name="T14"> </text:span><text:span text:style-name="T16">1</text:span><text:span text:style-name="T8">ne</text:span><text:span text:style-name="T14"> </text:span><text:span text:style-name="T8">ra</text:span><text:span text:style-name="T14"> </text:span><text:span text:style-name="T8">nut</text:span><text:span text:style-name="T14">#</text:span></text:p>
      <text:p text:style-name="P18"><text:span text:style-name="T16">1</text:span>Ar<text:span text:style-name="T41"> </text:span><text:span text:style-name="T16">1</text:span>nar<text:span text:style-name="T41"> </text:span>mi<text:span text:style-name="T41">#</text:span> taan<text:span text:style-name="T41"> </text:span>na<text:span text:style-name="T41">#</text:span> su<text:span text:style-name="T41"> </text:span>na<text:span text:style-name="T41">#</text:span> pi<text:span text:style-name="T41"> </text:span><text:span text:style-name="T16">1</text:span>ner<text:span text:style-name="T41"> </text:span>lu<text:span text:style-name="T41"> </text:span>gu<text:span text:style-name="T41">#</text:span> <text:span text:style-name="T16">1</text:span>al<text:span text:style-name="T41"> </text:span>la<text:span text:style-name="T41"> </text:span>tut<text:span text:style-name="T41">#</text:span> i<text:span text:style-name="T41"> </text:span>si<text:span text:style-name="T41"> </text:span>gi<text:span text:style-name="T41"> </text:span>ni<text:span text:style-name="T41"> </text:span><text:span text:style-name="T15">1</text:span>a<text:span text:style-name="T41"> </text:span>ga<text:span text:style-name="T41"> </text:span>ra<text:span text:style-name="T41">#</text:span> i<text:span text:style-name="T41"> </text:span>nuu<text:span text:style-name="T41"> </text:span><text:span text:style-name="T16">1</text:span>sut<text:span text:style-name="T41"> </text:span>tu<text:span text:style-name="T41"> </text:span><text:span text:style-name="T16">1</text:span>aq<text:span text:style-name="T41"> </text:span>qa<text:span text:style-name="T41"> </text:span>tut<text:span text:style-name="T41">#</text:span> <text:span text:style-name="T16">1</text:span>al<text:span text:style-name="T41"> </text:span>la<text:span text:style-name="T41"> </text:span>tut<text:span text:style-name="T41">#</text:span> <text:span text:style-name="T16">1</text:span>tik<text:span text:style-name="T41"> </text:span>ku<text:span text:style-name="T41"> </text:span><text:span text:style-name="T16">1</text:span>ar<text:span text:style-name="T41"> </text:span>tuun<text:span text:style-name="T41"> </text:span>ne<text:span text:style-name="T41"> </text:span><text:span text:style-name="T16">1</text:span>qa<text:span text:style-name="T9">ŋ</text:span><text:span text:style-name="T41"> </text:span><text:span text:style-name="T16">1</text:span><text:span text:style-name="T9">ŋ</text:span>in<text:span text:style-name="T41"> </text:span><text:span text:style-name="T16">1</text:span>ner<text:span text:style-name="T41"> </text:span>mit<text:span text:style-name="T41">#</text:span> i<text:span text:style-name="T41"> </text:span><text:span text:style-name="T16">1</text:span>sum<text:span text:style-name="T41"> </text:span><text:span text:style-name="T16">1</text:span>mer<text:span text:style-name="T41"> </text:span><text:span text:style-name="T16">1</text:span>sor<text:span text:style-name="T41"> </text:span>ne<text:span text:style-name="T41"> </text:span><text:span text:style-name="T16">1</text:span>qa<text:span text:style-name="T9">ŋ</text:span><text:span text:style-name="T41"> </text:span><text:span text:style-name="T16">1</text:span><text:span text:style-name="T9">ŋ</text:span>in<text:span text:style-name="T41"> </text:span><text:span text:style-name="T16">1</text:span>ner<text:span text:style-name="T41"> </text:span><text:span text:style-name="T16">1</text:span>mil<text:span text:style-name="T41"> </text:span>lu<text:span text:style-name="T41">#</text:span> <text:span text:style-name="T16">1</text:span>ar<text:span text:style-name="T41"> </text:span>na<text:span text:style-name="T41"> </text:span>tut<text:span text:style-name="T41">#</text:span> <text:span text:style-name="T16">1</text:span>is<text:span text:style-name="T41"> </text:span><text:span text:style-name="T15">1</text:span>su<text:span text:style-name="T41"> </text:span>ma<text:span text:style-name="T41"> </text:span>tut<text:span text:style-name="T41">#</text:span> o<text:span text:style-name="T41"> </text:span>qa<text:span text:style-name="T41"> </text:span><text:span text:style-name="T16">1</text:span>lut<text:span text:style-name="T41"> </text:span>tu<text:span text:style-name="T41"> </text:span>a<text:span text:style-name="T41"> </text:span>re<text:span text:style-name="T41"> </text:span>riik<text:span text:style-name="T41"> </text:span><text:span text:style-name="T16">1</text:span>kat<text:span text:style-name="T41"> </text:span>tut<text:span text:style-name="T41">#</text:span> a<text:span text:style-name="T41"> </text:span>tu<text:span text:style-name="T41"> </text:span><text:span text:style-name="T16">1</text:span>gar<text:span text:style-name="T41"> </text:span>li<text:span text:style-name="T41"> </text:span><text:span text:style-name="T16">1</text:span>or<text:span text:style-name="T41"> </text:span><text:span text:style-name="T16">1</text:span>tin<text:span text:style-name="T41"> </text:span>ne<text:span text:style-name="T41"> </text:span><text:span text:style-name="T16">1</text:span>qaq<text:span text:style-name="T41"> </text:span><text:span text:style-name="T16">1</text:span>qu<text:span text:style-name="T9">ŋ</text:span><text:span text:style-name="T41"> </text:span><text:span text:style-name="T16">1</text:span><text:span text:style-name="T9">ŋ</text:span>ik<text:span text:style-name="T41"> </text:span>ka<text:span text:style-name="T41"> </text:span>lu<text:span text:style-name="T41"> </text:span>a<text:span text:style-name="T41"> </text:span>qaa<text:span text:style-name="T41"> </text:span>ra<text:span text:style-name="T41">#</text:span>.</text:p>
      <text:p text:style-name="P58"/>
      <text:p text:style-name="P7"><text:span text:style-name="T24">s/ CVV/ </text:span><text:span text:style-name="T17">2</text:span><text:span text:style-name="T24">CVV/</text:span></text:p>
      <text:p text:style-name="P7"><text:span text:style-name="T24">s/ VV/ </text:span><text:span text:style-name="T17">2</text:span><text:span text:style-name="T24">VV/</text:span></text:p>
      <text:p text:style-name="P44"><text:span text:style-name="T47">Tu</text:span><text:span text:style-name="T51"> </text:span><text:span text:style-name="T47">ni</text:span><text:span text:style-name="T51"> </text:span><text:span text:style-name="T47">ni</text:span><text:span text:style-name="T51"> </text:span><text:span text:style-name="T17">2</text:span><text:span text:style-name="T47">aa</text:span><text:span text:style-name="T51"> </text:span><text:span text:style-name="T16">1</text:span><text:span text:style-name="T47">ner</text:span><text:span text:style-name="T51"> </text:span><text:span text:style-name="T47">mut# <text:s/></text:span><text:span text:style-name="T16">1</text:span><text:span text:style-name="T47">us</text:span><text:span text:style-name="T51"> </text:span><text:span text:style-name="T16">1</text:span><text:span text:style-name="T47">sas</text:span><text:span text:style-name="T51"> </text:span><text:span text:style-name="T17">2</text:span><text:span text:style-name="T47">saa</text:span><text:span text:style-name="T51"> </text:span><text:span text:style-name="T47">ri</text:span><text:span text:style-name="T51"> </text:span><text:span text:style-name="T16">1</text:span><text:span text:style-name="T47">ner</text:span><text:span text:style-name="T51"> </text:span><text:span text:style-name="T16">1</text:span><text:span text:style-name="T47">mul</text:span><text:span text:style-name="T51"> </text:span><text:span text:style-name="T47">lu# <text:s/>pi</text:span><text:span text:style-name="T51"> </text:span><text:span text:style-name="T16">1</text:span><text:span text:style-name="T47">sor</text:span><text:span text:style-name="T51"> </text:span><text:span text:style-name="T47">taq# <text:s/>ma</text:span><text:span text:style-name="T51"> </text:span><text:span text:style-name="T16">1</text:span><text:span text:style-name="T47">lil</text:span><text:span text:style-name="T51"> </text:span><text:span text:style-name="T47">lu</text:span><text:span text:style-name="T51"> </text:span><text:span text:style-name="T47">gu# <text:s/>su</text:span><text:span text:style-name="T51"> </text:span><text:span text:style-name="T47">li</text:span><text:span text:style-name="T51"> </text:span><text:span text:style-name="T47">u</text:span><text:span text:style-name="T51"> </text:span><text:span text:style-name="T47">ma</text:span><text:span text:style-name="T51"> </text:span><text:span text:style-name="T16">1</text:span><text:span text:style-name="T47">jun</text:span><text:span text:style-name="T51"> </text:span><text:span text:style-name="T17">2</text:span><text:span text:style-name="T47">naar</text:span><text:span text:style-name="T51"> </text:span><text:span text:style-name="T47">neq# <text:s/>pi</text:span><text:span text:style-name="T51"> </text:span><text:span text:style-name="T16">1</text:span><text:span text:style-name="T47">ler</text:span><text:span text:style-name="T51"> </text:span><text:span text:style-name="T16">1</text:span><text:span text:style-name="T47">sin</text:span><text:span text:style-name="T51"> </text:span><text:span text:style-name="T47">na</text:span><text:span text:style-name="T51"> </text:span><text:span text:style-name="T47">gu# <text:s/></text:span><text:span text:style-name="T15">1</text:span><text:span text:style-name="T47">su</text:span><text:span text:style-name="T51"> </text:span><text:span text:style-name="T47">li</text:span><text:span text:style-name="T51"> </text:span><text:span text:style-name="T47">sut# <text:s/>o</text:span><text:span text:style-name="T51"> </text:span><text:span text:style-name="T47">qa</text:span><text:span text:style-name="T51"> </text:span><text:span text:style-name="T47">lo</text:span><text:span text:style-name="T51"> </text:span><text:span text:style-name="T47">qa</text:span><text:span text:style-name="T51"> </text:span><text:span text:style-name="T47">ti</text:span><text:span text:style-name="T51"> </text:span><text:span text:style-name="T47">gi</text:span><text:span text:style-name="T51"> </text:span><text:span text:style-name="T16">1</text:span><text:span text:style-name="T47">nis</text:span><text:span text:style-name="T51"> </text:span><text:span text:style-name="T17">2</text:span><text:span text:style-name="T47">saat# <text:s/></text:span><text:span text:style-name="T12">Air Greenland</text:span><text:span text:style-name="T13"> </text:span><text:span text:style-name="T48">i</text:span><text:span text:style-name="T49"> </text:span><text:span text:style-name="T48">mi</text:span><text:span text:style-name="T47"># <text:s/>pi</text:span><text:span text:style-name="T51"> </text:span><text:span text:style-name="T16">1</text:span><text:span text:style-name="T47">sor</text:span><text:span text:style-name="T51"> </text:span><text:span text:style-name="T47">tat# <text:s/>pi</text:span><text:span text:style-name="T51"> </text:span><text:span text:style-name="T47">a</text:span><text:span text:style-name="T51"> </text:span><text:span text:style-name="T17">2</text:span><text:span text:style-name="T47">reer</text:span><text:span text:style-name="T51"> </text:span><text:span text:style-name="T47">si</text:span><text:span text:style-name="T51"> </text:span><text:span text:style-name="T16">1</text:span><text:span text:style-name="T47">maf</text:span><text:span text:style-name="T51"> </text:span><text:span text:style-name="T47">fi</text:span><text:span text:style-name="T51"> </text:span><text:span text:style-name="T47">gi</text:span><text:span text:style-name="T51"> </text:span><text:span text:style-name="T47">si</text:span><text:span text:style-name="T51"> </text:span><text:span text:style-name="T47">ma</text:span><text:span text:style-name="T51"> </text:span><text:span text:style-name="T17">2</text:span><text:span text:style-name="T47">vaat.# <text:s/>Sa</text:span><text:span text:style-name="T51"> </text:span><text:span text:style-name="T17">2</text:span><text:span text:style-name="T47">p</text:span><text:span text:style-name="T51">aa tip</text:span><text:span text:style-name="T47"># <text:s/>a</text:span><text:span text:style-name="T51"> </text:span><text:span text:style-name="T16">1</text:span><text:span text:style-name="T47">kun</text:span><text:span text:style-name="T51"> </text:span><text:span text:style-name="T15">1</text:span><text:span text:style-name="T47">ne</text:span><text:span text:style-name="T51"> </text:span><text:span text:style-name="T47">ra</text:span><text:span text:style-name="T51"> </text:span><text:span text:style-name="T47">ni# <text:s/>ki</text:span><text:span text:style-name="T51"> </text:span><text:span text:style-name="T16">1</text:span><text:span text:style-name="T47">ŋul</text:span><text:span text:style-name="T51"> </text:span><text:span text:style-name="T16">1</text:span><text:span text:style-name="T47">ler</text:span><text:span text:style-name="T51"> </text:span><text:span text:style-name="T47">mi# <text:s/>pi</text:span><text:span text:style-name="T51"> </text:span><text:span text:style-name="T47">ŋa</text:span><text:span text:style-name="T51"> </text:span><text:span text:style-name="T16">1</text:span><text:span text:style-name="T47">suŋ</text:span><text:span text:style-name="T51"> </text:span><text:span text:style-name="T16">1</text:span><text:span text:style-name="T47">ŋor</text:span><text:span text:style-name="T51"> </text:span><text:span text:style-name="T47">mat# <text:s/></text:span><text:span text:style-name="T15">1</text:span><text:span text:style-name="T47">su</text:span><text:span text:style-name="T51"> </text:span><text:span text:style-name="T47">li</text:span><text:span text:style-name="T51"> </text:span><text:span text:style-name="T47">sut# <text:s/>a</text:span><text:span text:style-name="T51"> </text:span><text:span text:style-name="T17">2</text:span><text:span text:style-name="T47">taat</text:span><text:span text:style-name="T51"> </text:span><text:span text:style-name="T47">si</text:span><text:span text:style-name="T51"> </text:span><text:span text:style-name="T17">2</text:span><text:span text:style-name="T47">mee</text:span><text:span text:style-name="T51"> </text:span><text:span text:style-name="T47">qa</text:span><text:span text:style-name="T51"> </text:span><text:span text:style-name="T47">ti</text:span><text:span text:style-name="T51"> </text:span><text:span text:style-name="T47">gi</text:span><text:span text:style-name="T51"> </text:span><text:span text:style-name="T16">1</text:span><text:span text:style-name="T47">nis</text:span><text:span text:style-name="T51"> </text:span><text:span text:style-name="T17">2</text:span><text:span text:style-name="T47">saat# <text:s/>ne</text:span><text:span text:style-name="T51"> </text:span><text:span text:style-name="T47">ri</text:span><text:span text:style-name="T51"> </text:span><text:span text:style-name="T47">or</text:span><text:span text:style-name="T51"> </text:span><text:span text:style-name="T17">2</text:span><text:span text:style-name="T47">suu</text:span><text:span text:style-name="T51"> </text:span><text:span text:style-name="T47">ti</text:span><text:span text:style-name="T51"> </text:span><text:span text:style-name="T47">gi</text:span><text:span text:style-name="T51"> </text:span><text:span text:style-name="T47">si</text:span><text:span text:style-name="T51"> </text:span><text:span text:style-name="T47">ma</text:span><text:span text:style-name="T51"> </text:span><text:span text:style-name="T17">2</text:span><text:span text:style-name="T47">vaat.# <text:s/>Ne</text:span><text:span text:style-name="T51"> </text:span><text:span text:style-name="T47">ri</text:span><text:span text:style-name="T51"> </text:span><text:span text:style-name="T16">1</text:span><text:span text:style-name="T47">or</text:span><text:span text:style-name="T51"> </text:span><text:span text:style-name="T47">suul</text:span><text:span text:style-name="T51"> </text:span><text:span text:style-name="T47">li# <text:s/>ta</text:span><text:span text:style-name="T51"> </text:span><text:span text:style-name="T16">1</text:span><text:span text:style-name="T47">man</text:span><text:span text:style-name="T51"> </text:span><text:span text:style-name="T47">na# <text:s/></text:span><text:span text:style-name="T12">Air Greenland</text:span><text:span text:style-name="T13"> </text:span><text:span text:style-name="T48">ip</text:span><text:span text:style-name="T47"># <text:s/></text:span><text:span text:style-name="T16">1</text:span><text:span text:style-name="T47">tim</text:span><text:span text:style-name="T51"> </text:span><text:span text:style-name="T47">mi</text:span><text:span text:style-name="T51"> </text:span><text:span text:style-name="T16">1</text:span><text:span text:style-name="T47">sar</text:span><text:span text:style-name="T51"> </text:span><text:span text:style-name="T15">1</text:span><text:span text:style-name="T47">tu</text:span><text:span text:style-name="T51"> </text:span><text:span text:style-name="T47">i</text:span><text:span text:style-name="T51"> </text:span><text:span text:style-name="T47">ni# <text:s/></text:span><text:span text:style-name="T15">1</text:span><text:span text:style-name="T47">sa</text:span><text:span text:style-name="T51"> </text:span><text:span text:style-name="T47">qi</text:span><text:span text:style-name="T51"> </text:span><text:span text:style-name="T47">sut# <text:s/>pe</text:span><text:span text:style-name="T51"> </text:span><text:span text:style-name="T47">qa</text:span><text:span text:style-name="T51"> </text:span><text:span text:style-name="T47">ti</text:span><text:span text:style-name="T51"> </text:span><text:span text:style-name="T17">2</text:span><text:span text:style-name="T47">giif</text:span><text:span text:style-name="T51"> </text:span><text:span text:style-name="T15">1</text:span><text:span text:style-name="T47">fi</text:span><text:span text:style-name="T51"> </text:span><text:span text:style-name="T47">a</text:span><text:span text:style-name="T51"> </text:span><text:span text:style-name="T47">ta# <text:s/></text:span><text:span text:style-name="T17">2</text:span><text:span text:style-name="T47">naam</text:span><text:span text:style-name="T51"> </text:span><text:span text:style-name="T47">ma</text:span><text:span text:style-name="T51"> </text:span><text:span text:style-name="T47">gi</text:span><text:span text:style-name="T51"> </text:span><text:span text:style-name="T47">si</text:span><text:span text:style-name="T51"> </text:span><text:span text:style-name="T16">1</text:span><text:span text:style-name="T47">maŋ</text:span><text:span text:style-name="T51"> </text:span><text:span text:style-name="T47">ŋi</text:span><text:span text:style-name="T51"> </text:span><text:span text:style-name="T17">2</text:span><text:span text:style-name="T47">laa</text:span><text:span text:style-name="T51">#</text:span></text:p>
      <text:p text:style-name="P7"><text:span text:style-name="T9">m</text:span><text:span text:style-name="T8">i</text:span><text:span text:style-name="T14"> </text:span><text:span text:style-name="T16">1</text:span><text:span text:style-name="T8">si</text:span><text:span text:style-name="T14"> </text:span><text:span text:style-name="T8">gi</text:span><text:span text:style-name="T14"> </text:span><text:span text:style-name="T8">sat</text:span><text:span text:style-name="T14">#</text:span><text:span text:style-name="T8"> ta</text:span><text:span text:style-name="T14"> </text:span><text:span text:style-name="T16">1</text:span><text:span text:style-name="T8">mak</text:span><text:span text:style-name="T14"> </text:span><text:span text:style-name="T8">ku</text:span><text:span text:style-name="T14">#</text:span><text:span text:style-name="T8"> </text:span><text:span text:style-name="T16">1</text:span><text:span text:style-name="T8">pis</text:span><text:span text:style-name="T14"> </text:span><text:span text:style-name="T8">su</text:span><text:span text:style-name="T14"> </text:span><text:span text:style-name="T17">2</text:span><text:span text:style-name="T8">taa</text:span><text:span text:style-name="T14"> </text:span><text:span text:style-name="T8">si</text:span><text:span text:style-name="T14"> </text:span><text:span text:style-name="T16">1</text:span><text:span text:style-name="T8">map</text:span><text:span text:style-name="T14"> </text:span><text:span text:style-name="T8">put</text:span><text:span text:style-name="T14">#</text:span><text:span text:style-name="T8"> </text:span><text:span text:style-name="T10">Margrethe</text:span><text:span text:style-name="T11"> </text:span><text:span text:style-name="T8">mut</text:span><text:span text:style-name="T14">#</text:span><text:span text:style-name="T8"> so</text:span><text:span text:style-name="T14"> </text:span><text:span text:style-name="T8">qu</text:span><text:span text:style-name="T14"> </text:span><text:span text:style-name="T8">ti</text:span><text:span text:style-name="T14"> </text:span><text:span text:style-name="T16">1</text:span><text:span text:style-name="T8">gin</text:span><text:span text:style-name="T14"> </text:span><text:span text:style-name="T16">1</text:span><text:span text:style-name="T8">nin</text:span><text:span text:style-name="T14"> </text:span><text:span text:style-name="T16">1</text:span><text:span text:style-name="T8">ner</text:span><text:span text:style-name="T14"> </text:span><text:span text:style-name="T8">ma</text:span><text:span text:style-name="T14">#</text:span><text:span text:style-name="T8"> </text:span><text:span text:style-name="T16">1</text:span><text:span text:style-name="T8">tu</text:span><text:span text:style-name="T9">ŋ</text:span><text:span text:style-name="T14"> </text:span><text:span text:style-name="T9">ŋ</text:span><text:span text:style-name="T8">a</text:span><text:span text:style-name="T14"> </text:span><text:span text:style-name="T8">vi</text:span><text:span text:style-name="T14"> </text:span><text:span text:style-name="T16">1</text:span><text:span text:style-name="T8">ler</text:span><text:span text:style-name="T14"> </text:span><text:span text:style-name="T8">ne</text:span><text:span text:style-name="T14"> </text:span><text:span text:style-name="T16">1</text:span><text:span text:style-name="T8">qar</text:span><text:span text:style-name="T14"> </text:span><text:span text:style-name="T16">1</text:span><text:span text:style-name="T8">ne</text:span><text:span text:style-name="T14"> </text:span><text:span text:style-name="T8">ra</text:span><text:span text:style-name="T14"> </text:span><text:span text:style-name="T8">nut</text:span><text:span text:style-name="T14">#</text:span></text:p>
      <text:p text:style-name="P18"><text:span text:style-name="T16">1</text:span>Ar<text:span text:style-name="T41"> </text:span><text:span text:style-name="T16">1</text:span>nar<text:span text:style-name="T41"> </text:span>mi<text:span text:style-name="T41">#</text:span> <text:span text:style-name="T17">2</text:span>taan<text:span text:style-name="T41"> </text:span>na<text:span text:style-name="T41">#</text:span> su<text:span text:style-name="T41"> </text:span>na<text:span text:style-name="T41">#</text:span> pi<text:span text:style-name="T41"> </text:span><text:span text:style-name="T16">1</text:span>ner<text:span text:style-name="T41"> </text:span>lu<text:span text:style-name="T41"> </text:span>gu<text:span text:style-name="T41">#</text:span> <text:span text:style-name="T16">1</text:span>al<text:span text:style-name="T41"> </text:span>la<text:span text:style-name="T41"> </text:span>tut<text:span text:style-name="T41">#</text:span> i<text:span text:style-name="T41"> </text:span>si<text:span text:style-name="T41"> </text:span>gi<text:span text:style-name="T41"> </text:span>ni<text:span text:style-name="T41"> </text:span><text:span text:style-name="T15">1</text:span>a<text:span text:style-name="T41"> </text:span>ga<text:span text:style-name="T41"> </text:span>ra<text:span text:style-name="T41">#</text:span> i<text:span text:style-name="T41"> </text:span><text:span text:style-name="T17">2</text:span>nuu<text:span text:style-name="T41"> </text:span><text:span text:style-name="T16">1</text:span>sut<text:span text:style-name="T41"> </text:span>tu<text:span text:style-name="T41"> </text:span><text:span text:style-name="T16">1</text:span>aq<text:span text:style-name="T41"> </text:span>qa<text:span text:style-name="T41"> </text:span>tut<text:span text:style-name="T41">#</text:span> <text:span text:style-name="T16">1</text:span>al<text:span text:style-name="T41"> </text:span>la<text:span text:style-name="T41"> </text:span>tut<text:span text:style-name="T41">#</text:span> <text:span text:style-name="T16">1</text:span>tik<text:span text:style-name="T41"> </text:span>ku<text:span text:style-name="T41"> </text:span><text:span text:style-name="T16">1</text:span>ar<text:span text:style-name="T41"> </text:span><text:span text:style-name="T17">2</text:span>tuun<text:span text:style-name="T41"> </text:span>ne<text:span text:style-name="T41"> </text:span><text:span text:style-name="T16">1</text:span>qa<text:span text:style-name="T9">ŋ</text:span><text:span text:style-name="T41"> </text:span><text:span text:style-name="T16">1</text:span><text:span text:style-name="T9">ŋ</text:span>in<text:span text:style-name="T41"> </text:span><text:span text:style-name="T16">1</text:span>ner<text:span text:style-name="T41"> </text:span>mit<text:span text:style-name="T41">#</text:span> i<text:span text:style-name="T41"> </text:span><text:span text:style-name="T16">1</text:span>sum<text:span text:style-name="T41"> </text:span><text:span text:style-name="T16">1</text:span>mer<text:span text:style-name="T41"> </text:span><text:span text:style-name="T16">1</text:span>sor<text:span text:style-name="T41"> </text:span>ne<text:span text:style-name="T41"> </text:span><text:span text:style-name="T16">1</text:span>qa<text:span text:style-name="T9">ŋ</text:span><text:span text:style-name="T41"> </text:span><text:span text:style-name="T16">1</text:span><text:span text:style-name="T9">ŋ</text:span>in<text:span text:style-name="T41"> </text:span><text:span text:style-name="T16">1</text:span>ner<text:span text:style-name="T41"> </text:span><text:span text:style-name="T16">1</text:span>mil<text:span text:style-name="T41"> </text:span>lu<text:span text:style-name="T41">#</text:span> <text:span text:style-name="T16">1</text:span>ar<text:span text:style-name="T41"> </text:span>na<text:span text:style-name="T41"> </text:span>tut<text:span text:style-name="T41">#</text:span> <text:span text:style-name="T16">1</text:span>is<text:span text:style-name="T41"> </text:span><text:span text:style-name="T15">1</text:span>su<text:span text:style-name="T41"> </text:span>ma<text:span text:style-name="T41"> </text:span>tut<text:span text:style-name="T41">#</text:span> o<text:span text:style-name="T41"> </text:span>qa<text:span text:style-name="T41"> </text:span><text:span text:style-name="T16">1</text:span>lut<text:span text:style-name="T41"> </text:span>tu<text:span text:style-name="T41"> </text:span>a<text:span text:style-name="T41"> </text:span>re<text:span text:style-name="T41"> </text:span><text:span text:style-name="T17">2</text:span>riik<text:span text:style-name="T41"> </text:span><text:span text:style-name="T16">1</text:span>kat<text:span text:style-name="T41"> </text:span>tut<text:span text:style-name="T41">#</text:span> a<text:span text:style-name="T41"> </text:span>tu<text:span text:style-name="T41"> </text:span><text:span text:style-name="T16">1</text:span>gar<text:span text:style-name="T41"> </text:span>li<text:span text:style-name="T41"> </text:span><text:span text:style-name="T16">1</text:span>or<text:span text:style-name="T41"> </text:span><text:span text:style-name="T16">1</text:span>tin<text:span text:style-name="T41"> </text:span>ne<text:span text:style-name="T41"> </text:span><text:span text:style-name="T16">1</text:span>qaq<text:span text:style-name="T41"> </text:span><text:span text:style-name="T16">1</text:span>qu<text:span text:style-name="T9">ŋ</text:span><text:span text:style-name="T41"> </text:span><text:span text:style-name="T16">1</text:span><text:span text:style-name="T9">ŋ</text:span>ik<text:span text:style-name="T41"> </text:span>ka<text:span text:style-name="T41"> </text:span>lu<text:span text:style-name="T41"> </text:span>a<text:span text:style-name="T41"> </text:span><text:span text:style-name="T17">2</text:span>qaa<text:span text:style-name="T41"> </text:span>ra<text:span text:style-name="T41">#</text:span>.</text:p>
      <text:p text:style-name="P58"/>
      <text:p text:style-name="P34">#glides</text:p>
      <text:p text:style-name="P24"><text:span text:style-name="T44">u v -&gt; u </text:span><text:span text:style-name="T20">w</text:span><text:span text:style-name="T44"> / __ u, o</text:span></text:p>
      <text:p text:style-name="P24"><text:span text:style-name="T44">u V -&gt; <text:s/>u </text:span><text:span text:style-name="T20">w </text:span><text:span text:style-name="T28">#NB rækkefølgen: først uvu og uvo og siden resten</text:span></text:p>
      <text:p text:style-name="P24"><text:span text:style-name="T28">i V -&gt; i </text:span><text:span text:style-name="T20">j</text:span><text:span text:style-name="T28"> / __ u, o, a</text:span></text:p>
      <text:p text:style-name="P23">s/ g/ ɣ/</text:p>
      <text:p text:style-name="P25">s/r r/χ χ/</text:p>
      <text:p text:style-name="P8"><text:span text:style-name="T39">s/r </text:span><text:span text:style-name="T18">1</text:span><text:span text:style-name="T39">r/χ </text:span><text:span text:style-name="T18">1</text:span><text:span text:style-name="T39">χ/</text:span></text:p>
      <text:p text:style-name="P8"><text:span text:style-name="T39">s/r </text:span><text:span text:style-name="T18">2</text:span><text:span text:style-name="T39">r/χ </text:span><text:span text:style-name="T18">2</text:span><text:span text:style-name="T39">χ/</text:span></text:p>
      <text:p text:style-name="P26">s/<text:span text:style-name="T45">l</text:span> <text:span text:style-name="T45">l</text:span>/ɬ ɬ/</text:p>
      <text:p text:style-name="P31"><text:span text:style-name="T39">s/</text:span><text:span text:style-name="T45">l</text:span><text:span text:style-name="T39"> </text:span><text:span text:style-name="T18">1</text:span><text:span text:style-name="T45">l</text:span><text:span text:style-name="T39">/ɬ </text:span><text:span text:style-name="T18">1</text:span><text:span text:style-name="T39">ɬ/</text:span></text:p>
      <text:p text:style-name="P31"><text:span text:style-name="T39">s/</text:span><text:span text:style-name="T45">l</text:span><text:span text:style-name="T39"> </text:span><text:span text:style-name="T18">2</text:span><text:span text:style-name="T45">l</text:span><text:span text:style-name="T39">/ɬ </text:span><text:span text:style-name="T18">2</text:span><text:span text:style-name="T39">ɬ/</text:span></text:p>
      <text:p text:style-name="P26">s/ r/ ʁ/</text:p>
      <text:p text:style-name="P47">s/e<text:span text:style-name="T53">e</text:span>/ɜ<text:span text:style-name="T53">:</text:span>/ IF <text:span text:style-name="T39">ʁ</text:span>|q</text:p>
      <text:p text:style-name="P47">s/e/ɜ/ IF <text:span text:style-name="T39">ʁ</text:span>|q</text:p>
      <text:p text:style-name="P47">s/o<text:span text:style-name="T53">o</text:span>/ɔ<text:span text:style-name="T53">:</text:span>/ IF <text:span text:style-name="T39">ʁ</text:span>|q</text:p>
      <text:p text:style-name="P47">s/o/ɔ/ IF <text:span text:style-name="T39">ʁ</text:span>|q</text:p>
      <text:p text:style-name="P47">s/a<text:span text:style-name="T53">a</text:span>/ɑ<text:span text:style-name="T53">:</text:span>/ IF <text:span text:style-name="T39">ʁ</text:span>|q</text:p>
      <text:p text:style-name="P47"><text:soft-page-break/>s/a/ɑ/ IF <text:span text:style-name="T39">ʁ</text:span>|q</text:p>
      <text:p text:style-name="P8"><text:span text:style-name="T39">s/t/t</text:span><text:span text:style-name="T18">s</text:span><text:span text:style-name="T39">/ IF i|</text:span><text:span text:style-name="T25">ɜ</text:span></text:p>
      <text:p text:style-name="P50"><text:span text:style-name="T53">s/t s/t <text:s/></text:span><text:span text:style-name="T39">t</text:span><text:span text:style-name="T18">s</text:span><text:span text:style-name="T29">/</text:span></text:p>
      <text:p text:style-name="P25">C1C2 -&gt; C2C2</text:p>
      <text:p text:style-name="P19"><text:span text:style-name="T39">t</text:span><text:span text:style-name="T18">s</text:span><text:span text:style-name="T39">t</text:span><text:span text:style-name="T18">s</text:span><text:span text:style-name="T19"> </text:span><text:span text:style-name="T27">-&gt;</text:span><text:span text:style-name="T19"> </text:span><text:span text:style-name="T39">tt</text:span><text:span text:style-name="T18">s</text:span><text:span text:style-name="T19"> </text:span><text:span text:style-name="T27">#detalje efter regressiv assimilation ved t t i</text:span></text:p>
      <text:p text:style-name="P25">VV -&gt; V:</text:p>
      <text:p text:style-name="P48">s/ a/ ɛ/ IF t|n|s<text:span text:style-name="T43"> </text:span></text:p>
      <text:p text:style-name="P36"><text:span text:style-name="T29">t</text:span><text:span text:style-name="T30">u</text:span><text:span text:style-name="T31"> </text:span><text:span text:style-name="T30">ni</text:span><text:span text:style-name="T31"> </text:span><text:span text:style-name="T30">ni</text:span><text:span text:style-name="T31"> </text:span><text:span text:style-name="T17">2</text:span><text:span text:style-name="T20">j</text:span><text:span text:style-name="T30">a</text:span><text:span text:style-name="T32">:</text:span><text:span text:style-name="T31"> </text:span><text:span text:style-name="T16">1</text:span><text:span text:style-name="T30">n</text:span><text:span text:style-name="T26">ɜ</text:span><text:span text:style-name="T32">m</text:span><text:span text:style-name="T31"> </text:span><text:span text:style-name="T30">mut# <text:s/></text:span><text:span text:style-name="T16">1</text:span><text:span text:style-name="T30">us</text:span><text:span text:style-name="T31"> </text:span><text:span text:style-name="T16">1</text:span><text:span text:style-name="T30">s</text:span><text:span text:style-name="T26">ɛ</text:span><text:span text:style-name="T30">s</text:span><text:span text:style-name="T31"> </text:span><text:span text:style-name="T17">2</text:span><text:span text:style-name="T30">s</text:span><text:span text:style-name="T26">ɑ</text:span><text:span text:style-name="T29">:</text:span><text:span text:style-name="T31"> </text:span><text:span text:style-name="T33">ʁ</text:span><text:span text:style-name="T30">i</text:span><text:span text:style-name="T31"> </text:span><text:span text:style-name="T16">1</text:span><text:span text:style-name="T30">n</text:span><text:span text:style-name="T26">ɜ</text:span><text:span text:style-name="T32">m</text:span><text:span text:style-name="T31"> </text:span><text:span text:style-name="T16">1</text:span><text:span text:style-name="T30">mu</text:span><text:span text:style-name="T33">ɬ ɬ</text:span><text:span text:style-name="T30">u# <text:s/>pi</text:span><text:span text:style-name="T31"> </text:span><text:span text:style-name="T16">1</text:span><text:span text:style-name="T30">s</text:span><text:span text:style-name="T26">ɔ</text:span><text:span text:style-name="T32">t</text:span><text:span text:style-name="T31"> </text:span><text:span text:style-name="T30">taq# <text:s/>ma</text:span><text:span text:style-name="T31"> </text:span><text:span text:style-name="T16">1</text:span><text:span text:style-name="T30">li</text:span><text:span text:style-name="T33">ɬ ɬ</text:span><text:span text:style-name="T30">u</text:span><text:span text:style-name="T34"> </text:span><text:span text:style-name="T26">ɣ</text:span><text:span text:style-name="T30">u# <text:s/>su</text:span><text:span text:style-name="T31"> </text:span><text:span text:style-name="T30">li</text:span><text:span text:style-name="T31"> </text:span><text:span text:style-name="T20">j</text:span><text:span text:style-name="T30">u</text:span><text:span text:style-name="T31"> </text:span><text:span text:style-name="T30">ma</text:span><text:span text:style-name="T31"> </text:span><text:span text:style-name="T16">1</text:span><text:span text:style-name="T30">jun</text:span><text:span text:style-name="T31"> </text:span><text:span text:style-name="T17">2</text:span><text:span text:style-name="T30">n</text:span><text:span text:style-name="T26">ɑ</text:span><text:span text:style-name="T29">:</text:span><text:span text:style-name="T32">n</text:span><text:span text:style-name="T31"> </text:span><text:span text:style-name="T30">n</text:span><text:span text:style-name="T26">ɜ</text:span><text:span text:style-name="T30">q# <text:s/>pi</text:span><text:span text:style-name="T31"> </text:span><text:span text:style-name="T16">1</text:span><text:span text:style-name="T30">l</text:span><text:span text:style-name="T26">ɜ</text:span><text:span text:style-name="T32">s</text:span><text:span text:style-name="T31"> </text:span><text:span text:style-name="T16">1</text:span><text:span text:style-name="T30">sin</text:span><text:span text:style-name="T31"> </text:span><text:span text:style-name="T30">na</text:span><text:span text:style-name="T31"> </text:span><text:span text:style-name="T26">ɣ</text:span><text:span text:style-name="T30">u# <text:s/></text:span><text:span text:style-name="T15">1</text:span><text:span text:style-name="T30">su</text:span><text:span text:style-name="T31"> </text:span><text:span text:style-name="T30">li</text:span><text:span text:style-name="T31"> </text:span><text:span text:style-name="T30">sut# <text:s/></text:span><text:span text:style-name="T26">ɔ</text:span><text:span text:style-name="T31"> </text:span><text:span text:style-name="T30">qa</text:span><text:span text:style-name="T31"> </text:span><text:span text:style-name="T30">l</text:span><text:span text:style-name="T26">ɔ</text:span><text:span text:style-name="T31"> </text:span><text:span text:style-name="T30">q</text:span><text:span text:style-name="T26">ɛ</text:span><text:span text:style-name="T31"> </text:span><text:span text:style-name="T33">t</text:span><text:span text:style-name="T18">s</text:span><text:span text:style-name="T30">i</text:span><text:span text:style-name="T31"> </text:span><text:span text:style-name="T26">ɣ</text:span><text:span text:style-name="T30">i</text:span><text:span text:style-name="T31"> </text:span><text:span text:style-name="T16">1</text:span><text:span text:style-name="T30">nis</text:span><text:span text:style-name="T31"> </text:span><text:span text:style-name="T17">2</text:span><text:span text:style-name="T30">saat# <text:s/></text:span><text:span text:style-name="T35">Air Greenland</text:span><text:span text:style-name="T36"> </text:span><text:span text:style-name="T37">i</text:span><text:span text:style-name="T38"> </text:span><text:span text:style-name="T37">mi</text:span><text:span text:style-name="T30"># <text:s/>pi</text:span><text:span text:style-name="T31"> </text:span><text:span text:style-name="T16">1</text:span><text:span text:style-name="T30">s</text:span><text:span text:style-name="T26">ɔ</text:span><text:span text:style-name="T32">t</text:span><text:span text:style-name="T31"> </text:span><text:span text:style-name="T30">t</text:span><text:span text:style-name="T26">ɛ</text:span><text:span text:style-name="T30">t# <text:s/>pi</text:span><text:span text:style-name="T31"> </text:span><text:span text:style-name="T20">j</text:span><text:span text:style-name="T26">ɑ</text:span><text:span text:style-name="T31"> </text:span><text:span text:style-name="T17">2</text:span><text:span text:style-name="T33">ʁ</text:span><text:span text:style-name="T26">ɜ</text:span><text:span text:style-name="T29">:</text:span><text:span text:style-name="T32">s</text:span><text:span text:style-name="T31"> </text:span><text:span text:style-name="T30">si</text:span><text:span text:style-name="T31"> </text:span><text:span text:style-name="T16">1</text:span><text:span text:style-name="T30">maf</text:span><text:span text:style-name="T31"> </text:span><text:span text:style-name="T30">fi</text:span><text:span text:style-name="T31"> </text:span><text:span text:style-name="T26">ɣ</text:span><text:span text:style-name="T30">i</text:span><text:span text:style-name="T31"> </text:span><text:span text:style-name="T30">si</text:span><text:span text:style-name="T31"> </text:span><text:span text:style-name="T30">ma</text:span><text:span text:style-name="T31"> </text:span><text:span text:style-name="T17">2</text:span><text:span text:style-name="T30">vaat.# <text:s/></text:span><text:span text:style-name="T29">s</text:span><text:span text:style-name="T30">a</text:span><text:span text:style-name="T31"> </text:span><text:span text:style-name="T17">2</text:span><text:span text:style-name="T30">p</text:span><text:span text:style-name="T31">a</text:span><text:span text:style-name="T32">:</text:span><text:span text:style-name="T31"> </text:span><text:span text:style-name="T33">t</text:span><text:span text:style-name="T18">s</text:span><text:span text:style-name="T31">ip</text:span><text:span text:style-name="T30"># <text:s/>a</text:span><text:span text:style-name="T31"> </text:span><text:span text:style-name="T16">1</text:span><text:span text:style-name="T30">kun</text:span><text:span text:style-name="T31"> </text:span><text:span text:style-name="T15">1</text:span><text:span text:style-name="T30">n</text:span><text:span text:style-name="T26">ɜ</text:span><text:span text:style-name="T31"> </text:span><text:span text:style-name="T33">ʁ</text:span><text:span text:style-name="T26">ɛ</text:span><text:span text:style-name="T31"> </text:span><text:span text:style-name="T30">ni# <text:s/>ki</text:span><text:span text:style-name="T31"> </text:span><text:span text:style-name="T16">1</text:span><text:span text:style-name="T30">ŋu</text:span><text:span text:style-name="T33">ɬ </text:span><text:span text:style-name="T18">1</text:span><text:span text:style-name="T33">ɬ</text:span><text:span text:style-name="T26">ɜ</text:span><text:span text:style-name="T32">m</text:span><text:span text:style-name="T31"> </text:span><text:span text:style-name="T30">mi# <text:s/>pi</text:span><text:span text:style-name="T31"> </text:span><text:span text:style-name="T30">ŋa</text:span><text:span text:style-name="T31"> </text:span><text:span text:style-name="T16">1</text:span><text:span text:style-name="T30">suŋ</text:span><text:span text:style-name="T31"> </text:span><text:span text:style-name="T16">1</text:span><text:span text:style-name="T30">ŋ</text:span><text:span text:style-name="T26">ɔ</text:span><text:span text:style-name="T32">m</text:span><text:span text:style-name="T31"> </text:span><text:span text:style-name="T30">mat# <text:s/></text:span><text:span text:style-name="T15">1</text:span><text:span text:style-name="T30">su</text:span><text:span text:style-name="T31"> </text:span><text:span text:style-name="T30">li</text:span><text:span text:style-name="T31"> </text:span><text:span text:style-name="T30">sut# <text:s/>a</text:span><text:span text:style-name="T31"> </text:span><text:span text:style-name="T17">2</text:span><text:span text:style-name="T30">ta</text:span><text:span text:style-name="T32">:</text:span><text:span text:style-name="T30">t</text:span><text:span text:style-name="T31"> </text:span><text:span text:style-name="T33">t</text:span><text:span text:style-name="T18">s</text:span><text:span text:style-name="T30">i</text:span><text:span text:style-name="T31"> </text:span><text:span text:style-name="T17">2</text:span><text:span text:style-name="T30">m</text:span><text:span text:style-name="T26">ɜ</text:span><text:span text:style-name="T29">:</text:span><text:span text:style-name="T31"> </text:span><text:span text:style-name="T30">qa</text:span><text:span text:style-name="T31"> </text:span><text:span text:style-name="T33">t</text:span><text:span text:style-name="T18">s</text:span><text:span text:style-name="T30">i</text:span><text:span text:style-name="T31"> </text:span><text:span text:style-name="T26">ɣ</text:span><text:span text:style-name="T30">i</text:span><text:span text:style-name="T31"> </text:span><text:span text:style-name="T16">1</text:span><text:span text:style-name="T30">nis</text:span><text:span text:style-name="T31"> </text:span><text:span text:style-name="T17">2</text:span><text:span text:style-name="T30">sa</text:span><text:span text:style-name="T32">:</text:span><text:span text:style-name="T30">t# <text:s/>n</text:span><text:span text:style-name="T26">ɜ</text:span><text:span text:style-name="T31"> </text:span><text:span text:style-name="T33">ʁ</text:span><text:span text:style-name="T30">i</text:span><text:span text:style-name="T31"> </text:span><text:span text:style-name="T20">j</text:span><text:span text:style-name="T26">ɔ</text:span><text:span text:style-name="T32">s</text:span><text:span text:style-name="T31"> </text:span><text:span text:style-name="T17">2</text:span><text:span text:style-name="T30">su</text:span><text:span text:style-name="T32">:</text:span><text:span text:style-name="T31"> </text:span><text:span text:style-name="T33">t</text:span><text:span text:style-name="T18">s</text:span><text:span text:style-name="T30">i</text:span><text:span text:style-name="T31"> </text:span><text:span text:style-name="T26">ɣ</text:span><text:span text:style-name="T30">i</text:span><text:span text:style-name="T31"> </text:span><text:span text:style-name="T30">si</text:span><text:span text:style-name="T31"> </text:span><text:span text:style-name="T30">ma</text:span><text:span text:style-name="T31"> </text:span><text:span text:style-name="T17">2</text:span><text:span text:style-name="T30">va</text:span><text:span text:style-name="T32">:</text:span><text:span text:style-name="T30">t.# <text:s/></text:span><text:span text:style-name="T29">n</text:span><text:span text:style-name="T26">ɜ</text:span><text:span text:style-name="T31"> </text:span><text:span text:style-name="T33">ʁ</text:span><text:span text:style-name="T30">i</text:span><text:span text:style-name="T31"> </text:span><text:span text:style-name="T16">1</text:span><text:span text:style-name="T20">j</text:span><text:span text:style-name="T26">ɔ</text:span><text:span text:style-name="T32">s</text:span><text:span text:style-name="T31"> </text:span><text:span text:style-name="T30">su</text:span><text:span text:style-name="T32">:</text:span><text:span text:style-name="T33">ɬ ɬ</text:span><text:span text:style-name="T30">i# <text:s/>ta</text:span><text:span text:style-name="T31"> </text:span><text:span text:style-name="T16">1</text:span><text:span text:style-name="T30">man</text:span><text:span text:style-name="T31"> </text:span><text:span text:style-name="T30">na# <text:s/></text:span><text:span text:style-name="T35">Air Greenland</text:span><text:span text:style-name="T36"> </text:span><text:span text:style-name="T37">ip</text:span><text:span text:style-name="T30"># <text:s/></text:span><text:span text:style-name="T16">1</text:span><text:span text:style-name="T33">t</text:span><text:span text:style-name="T18">s</text:span><text:span text:style-name="T30">im</text:span><text:span text:style-name="T31"> </text:span><text:span text:style-name="T30">mi</text:span><text:span text:style-name="T31"> </text:span><text:span text:style-name="T16">1</text:span><text:span text:style-name="T30">s</text:span><text:span text:style-name="T26">ɑ</text:span><text:span text:style-name="T32">t</text:span><text:span text:style-name="T31"> </text:span><text:span text:style-name="T15">1</text:span><text:span text:style-name="T30">tu</text:span><text:span text:style-name="T31"> </text:span><text:span text:style-name="T20">w</text:span><text:span text:style-name="T30">i</text:span><text:span text:style-name="T31"> </text:span><text:span text:style-name="T30">ni# <text:s/></text:span><text:span text:style-name="T15">1</text:span><text:span text:style-name="T30">s</text:span><text:span text:style-name="T26">ɑ</text:span><text:span text:style-name="T31"> </text:span><text:span text:style-name="T30">qi</text:span><text:span text:style-name="T31"> </text:span><text:span text:style-name="T30">sut# <text:s/>p</text:span><text:span text:style-name="T26">ɜ</text:span><text:span text:style-name="T31"> </text:span><text:span text:style-name="T30">q</text:span><text:span text:style-name="T26">ɛ</text:span><text:span text:style-name="T31"> </text:span><text:span text:style-name="T33">t</text:span><text:span text:style-name="T18">s</text:span><text:span text:style-name="T30">i</text:span><text:span text:style-name="T31"> </text:span><text:span text:style-name="T17">2</text:span><text:span text:style-name="T26">ɣ</text:span><text:span text:style-name="T30">i</text:span><text:span text:style-name="T32">:</text:span><text:span text:style-name="T30">f</text:span><text:span text:style-name="T31"> </text:span><text:span text:style-name="T15">1</text:span><text:span text:style-name="T30">fi</text:span><text:span text:style-name="T31"> </text:span><text:span text:style-name="T20">j</text:span><text:span text:style-name="T30">a</text:span><text:span text:style-name="T31"> </text:span><text:span text:style-name="T30">ta# <text:s/></text:span><text:span text:style-name="T17">2</text:span><text:span text:style-name="T30">na</text:span><text:span text:style-name="T32">:</text:span><text:span text:style-name="T30">m</text:span><text:span text:style-name="T31"> </text:span><text:span text:style-name="T30">ma</text:span><text:span text:style-name="T31"> </text:span><text:span text:style-name="T26">ɣ</text:span><text:span text:style-name="T30">i</text:span><text:span text:style-name="T31"> </text:span><text:span text:style-name="T30">si</text:span><text:span text:style-name="T31"> </text:span><text:span text:style-name="T16">1</text:span><text:span text:style-name="T30">maŋ</text:span><text:span text:style-name="T31"> </text:span><text:span text:style-name="T30">ŋi</text:span><text:span text:style-name="T31"> </text:span><text:span text:style-name="T17">2</text:span><text:span text:style-name="T30">la</text:span><text:span text:style-name="T32">:</text:span><text:span text:style-name="T31">#</text:span></text:p>
      <text:p text:style-name="P8"><text:span text:style-name="T9">m</text:span><text:span text:style-name="T8">i</text:span><text:span text:style-name="T14"> </text:span><text:span text:style-name="T16">1</text:span><text:span text:style-name="T8">si</text:span><text:span text:style-name="T14"> </text:span><text:span text:style-name="T25">ɣ</text:span><text:span text:style-name="T8">i</text:span><text:span text:style-name="T14"> </text:span><text:span text:style-name="T8">s</text:span><text:span text:style-name="T25">ɛ</text:span><text:span text:style-name="T8">t</text:span><text:span text:style-name="T14">#</text:span><text:span text:style-name="T8"> ta</text:span><text:span text:style-name="T14"> </text:span><text:span text:style-name="T16">1</text:span><text:span text:style-name="T8">mak</text:span><text:span text:style-name="T14"> </text:span><text:span text:style-name="T8">ku</text:span><text:span text:style-name="T14">#</text:span><text:span text:style-name="T8"> </text:span><text:span text:style-name="T16">1</text:span><text:span text:style-name="T8">pis</text:span><text:span text:style-name="T14"> </text:span><text:span text:style-name="T8">su</text:span><text:span text:style-name="T14"> </text:span><text:span text:style-name="T17">2</text:span><text:span text:style-name="T8">ta</text:span><text:span text:style-name="T39">:</text:span><text:span text:style-name="T14"> </text:span><text:span text:style-name="T8">si</text:span><text:span text:style-name="T14"> </text:span><text:span text:style-name="T16">1</text:span><text:span text:style-name="T8">map</text:span><text:span text:style-name="T14"> </text:span><text:span text:style-name="T8">put</text:span><text:span text:style-name="T14">#</text:span><text:span text:style-name="T8"> </text:span><text:span text:style-name="T10">Margrethe</text:span><text:span text:style-name="T11"> </text:span><text:span text:style-name="T8">mut</text:span><text:span text:style-name="T14">#</text:span><text:span text:style-name="T8"> s</text:span><text:span text:style-name="T25">ɔ</text:span><text:span text:style-name="T14"> </text:span><text:span text:style-name="T8">qu</text:span><text:span text:style-name="T14"> </text:span><text:span text:style-name="T39">t</text:span><text:span text:style-name="T18">s</text:span><text:span text:style-name="T8">i</text:span><text:span text:style-name="T14"> </text:span><text:span text:style-name="T16">1 </text:span><text:span text:style-name="T26">ɣ</text:span><text:span text:style-name="T8">in</text:span><text:span text:style-name="T14"> </text:span><text:span text:style-name="T16">1</text:span><text:span text:style-name="T8">nin</text:span><text:span text:style-name="T14"> </text:span><text:span text:style-name="T16">1</text:span><text:span text:style-name="T8">n</text:span><text:span text:style-name="T25">ɜ</text:span><text:span text:style-name="T39">m</text:span><text:span text:style-name="T14"> </text:span><text:span text:style-name="T8">ma</text:span><text:span text:style-name="T14">#</text:span><text:span text:style-name="T8"> </text:span><text:span text:style-name="T16">1</text:span><text:span text:style-name="T8">tu</text:span><text:span text:style-name="T9">ŋ</text:span><text:span text:style-name="T14"> </text:span><text:span text:style-name="T9">ŋ</text:span><text:span text:style-name="T8">a</text:span><text:span text:style-name="T14"> </text:span><text:span text:style-name="T8">vi</text:span><text:span text:style-name="T14"> </text:span><text:span text:style-name="T16">1</text:span><text:span text:style-name="T8">l</text:span><text:span text:style-name="T25">ɜ</text:span><text:span text:style-name="T39">n</text:span><text:span text:style-name="T14"> </text:span><text:span text:style-name="T8">n</text:span><text:span text:style-name="T25">ɜ</text:span><text:span text:style-name="T14"> </text:span><text:span text:style-name="T16">1</text:span><text:span text:style-name="T8">q</text:span><text:span text:style-name="T25">ɑ</text:span><text:span text:style-name="T39">n</text:span><text:span text:style-name="T14"> </text:span><text:span text:style-name="T16">1</text:span><text:span text:style-name="T8">n</text:span><text:span text:style-name="T25">ɜ</text:span><text:span text:style-name="T14"> </text:span><text:span text:style-name="T39">ʁ</text:span><text:span text:style-name="T8">a</text:span><text:span text:style-name="T14"> </text:span><text:span text:style-name="T8">nut</text:span><text:span text:style-name="T14">#</text:span></text:p>
      <text:p text:style-name="P20"><text:span text:style-name="T16">1</text:span><text:span text:style-name="T26">ɑ</text:span><text:span text:style-name="T27">n</text:span><text:span text:style-name="T41"> </text:span><text:span text:style-name="T16">1</text:span>n<text:span text:style-name="T25">ɑ</text:span><text:span text:style-name="T43">m</text:span><text:span text:style-name="T41"> </text:span>mi<text:span text:style-name="T41">#</text:span> <text:span text:style-name="T17">2</text:span>ta<text:span text:style-name="T43">:</text:span>n<text:span text:style-name="T41"> </text:span>na<text:span text:style-name="T41">#</text:span> su<text:span text:style-name="T41"> </text:span>na<text:span text:style-name="T41">#</text:span> pi<text:span text:style-name="T41"> </text:span><text:span text:style-name="T16">1</text:span>n<text:span text:style-name="T25">ɜ</text:span><text:span text:style-name="T39">ɬ</text:span><text:span text:style-name="T41"> </text:span><text:span text:style-name="T39">ɬ</text:span>u<text:span text:style-name="T41"> </text:span><text:span text:style-name="T25">ɣ</text:span>u<text:span text:style-name="T41">#</text:span> <text:span text:style-name="T16">1</text:span>a<text:span text:style-name="T39">ɬ</text:span><text:span text:style-name="T41"> </text:span><text:span text:style-name="T39">ɬ</text:span>a<text:span text:style-name="T41"> </text:span>tut<text:span text:style-name="T41">#</text:span> i<text:span text:style-name="T41"> </text:span>si<text:span text:style-name="T41"> </text:span><text:span text:style-name="T25">ɣ</text:span>i<text:span text:style-name="T41"> </text:span>ni<text:span text:style-name="T41"> </text:span><text:span text:style-name="T15">1</text:span><text:span text:style-name="T20">j</text:span>a<text:span text:style-name="T41"> </text:span><text:span text:style-name="T25">ɣɑ</text:span><text:span text:style-name="T41"> </text:span><text:span text:style-name="T39">ʁ</text:span>a<text:span text:style-name="T41">#</text:span> i<text:span text:style-name="T41"> </text:span><text:span text:style-name="T17">2</text:span>nu<text:span text:style-name="T43">:</text:span><text:span text:style-name="T41"> </text:span><text:span text:style-name="T16">1</text:span>sut<text:span text:style-name="T41"> </text:span>tu<text:span text:style-name="T41"> </text:span><text:span text:style-name="T16">1</text:span><text:span text:style-name="T20">w</text:span><text:span text:style-name="T26">ɑ</text:span>q<text:span text:style-name="T41"> </text:span>q<text:span text:style-name="T25">ɛ</text:span><text:span text:style-name="T41"> </text:span>tut<text:span text:style-name="T41">#</text:span> <text:span text:style-name="T16">1</text:span>a<text:span text:style-name="T39">ɬ</text:span><text:span text:style-name="T41"> </text:span><text:span text:style-name="T39">ɬ</text:span><text:span text:style-name="T25">ɛ</text:span><text:span text:style-name="T41"> </text:span>tut<text:span text:style-name="T41">#</text:span> <text:span text:style-name="T16">1</text:span><text:span text:style-name="T39">t</text:span><text:span text:style-name="T18">s</text:span>ik<text:span text:style-name="T41"> </text:span>ku<text:span text:style-name="T41"> </text:span><text:span text:style-name="T16">1</text:span><text:span text:style-name="T20">w</text:span><text:span text:style-name="T25">ɑ</text:span><text:span text:style-name="T43">t</text:span><text:span text:style-name="T41"> </text:span><text:span text:style-name="T17">2</text:span>tu<text:span text:style-name="T43">:</text:span>n<text:span text:style-name="T41"> </text:span>n<text:span text:style-name="T25">ɜ</text:span><text:span text:style-name="T41"> </text:span><text:span text:style-name="T16">1</text:span>qa<text:span text:style-name="T9">ŋ</text:span><text:span text:style-name="T41"> </text:span><text:span text:style-name="T16">1</text:span><text:span text:style-name="T9">ŋ</text:span>in<text:span text:style-name="T41"> </text:span><text:span text:style-name="T16">1</text:span>n<text:span text:style-name="T25">ɜ</text:span><text:span text:style-name="T43">m</text:span><text:span text:style-name="T41"> </text:span>mit<text:span text:style-name="T41">#</text:span> i<text:span text:style-name="T41"> </text:span><text:span text:style-name="T16">1</text:span>sum<text:span text:style-name="T41"> </text:span><text:span text:style-name="T16">1</text:span>m<text:span text:style-name="T25">ɜ</text:span><text:span text:style-name="T43">s</text:span><text:span text:style-name="T41"> </text:span><text:span text:style-name="T16">1</text:span>s<text:span text:style-name="T25">ɔ</text:span><text:span text:style-name="T43">n</text:span><text:span text:style-name="T41"> </text:span>n<text:span text:style-name="T25">ɜ</text:span><text:span text:style-name="T41"> </text:span><text:span text:style-name="T16">1</text:span>qa<text:span text:style-name="T9">ŋ</text:span><text:span text:style-name="T41"> </text:span><text:span text:style-name="T16">1</text:span><text:span text:style-name="T9">ŋ</text:span>in<text:span text:style-name="T41"> </text:span><text:span text:style-name="T16">1</text:span>n<text:span text:style-name="T25">ɜ</text:span><text:span text:style-name="T43">m</text:span><text:span text:style-name="T41"> </text:span><text:span text:style-name="T16">1</text:span>mi<text:span text:style-name="T39">ɬ</text:span><text:span text:style-name="T41"> </text:span><text:span text:style-name="T39">ɬ</text:span>u<text:span text:style-name="T41">#</text:span> <text:span text:style-name="T16">1</text:span><text:span text:style-name="T25">ɑ</text:span><text:span text:style-name="T43">n</text:span><text:span text:style-name="T41"> </text:span>n<text:span text:style-name="T25">ɛ</text:span><text:span text:style-name="T41"> </text:span>tut<text:span text:style-name="T41">#</text:span> <text:span text:style-name="T16">1</text:span>is<text:span text:style-name="T41"> </text:span><text:span text:style-name="T15">1</text:span>su<text:span text:style-name="T41"> </text:span>m<text:span text:style-name="T25">ɛ</text:span><text:span text:style-name="T41"> </text:span>tut<text:span text:style-name="T41">#</text:span> <text:span text:style-name="T25">ɔ</text:span><text:span text:style-name="T41"> </text:span>qa<text:span text:style-name="T41"> </text:span><text:span text:style-name="T16">1</text:span>lut<text:span text:style-name="T41"> </text:span>tu<text:span text:style-name="T41"> </text:span><text:span text:style-name="T20">w</text:span><text:span text:style-name="T25">ɑ</text:span><text:span text:style-name="T41"> </text:span><text:span text:style-name="T39">ʁ</text:span><text:span text:style-name="T25">ɜ</text:span><text:span text:style-name="T41"> </text:span><text:span text:style-name="T17">2</text:span><text:span text:style-name="T39">ʁ</text:span><text:span text:style-name="T42">i</text:span><text:span text:style-name="T43">:</text:span>k<text:span text:style-name="T41"> </text:span><text:span text:style-name="T16">1</text:span>k<text:span text:style-name="T25">ɛ</text:span>t<text:span text:style-name="T41"> </text:span>tut<text:span text:style-name="T41">#</text:span> <text:span text:style-name="T25">ɛ</text:span><text:span text:style-name="T41"> </text:span>tu<text:span text:style-name="T41"> </text:span><text:span text:style-name="T16">1</text:span><text:span text:style-name="T25">ɣɑ</text:span><text:span text:style-name="T39">ɬ</text:span><text:span text:style-name="T41"> </text:span><text:span text:style-name="T39">ɬ</text:span>i<text:span text:style-name="T41"> </text:span><text:span text:style-name="T16">1</text:span><text:span text:style-name="T25">ɔ</text:span><text:span text:style-name="T43">t</text:span><text:span text:style-name="T41"> </text:span><text:span text:style-name="T16">1</text:span><text:span text:style-name="T39">t</text:span><text:span text:style-name="T18">s</text:span>in<text:span text:style-name="T41"> </text:span>n<text:span text:style-name="T25">ɜ</text:span><text:span text:style-name="T41"> </text:span><text:span text:style-name="T16">1</text:span>q<text:span text:style-name="T25">ɑ</text:span>q<text:span text:style-name="T41"> </text:span><text:span text:style-name="T16">1</text:span>qu<text:span text:style-name="T9">ŋ</text:span><text:span text:style-name="T41"> </text:span><text:span text:style-name="T16">1</text:span><text:span text:style-name="T9">ŋ</text:span>ik<text:span text:style-name="T41"> </text:span>ka<text:span text:style-name="T41"> </text:span>lu<text:span text:style-name="T41"> </text:span><text:span text:style-name="T20">w</text:span><text:span text:style-name="T25">ɑ</text:span><text:span text:style-name="T41"> </text:span><text:span text:style-name="T17">2</text:span>q<text:span text:style-name="T25">ɑ</text:span><text:span text:style-name="T43">:</text:span><text:span text:style-name="T41"> </text:span><text:span text:style-name="T39">ʁ</text:span>a<text:span text:style-name="T41">#</text:span>.</text:p>
      <text:p text:style-name="P20"/>
      <text:p text:style-name="P35">#Oprydning</text:p>
      <text:p text:style-name="P37"># -&gt; blanktegn</text:p>
      <text:p text:style-name="P37">indsæt [ ]</text:p>
      <text:p text:style-name="P36"><text:span text:style-name="T32">[</text:span><text:span text:style-name="T29">t</text:span><text:span text:style-name="T30">u</text:span><text:span text:style-name="T31"> </text:span><text:span text:style-name="T30">ni</text:span><text:span text:style-name="T31"> </text:span><text:span text:style-name="T30">ni</text:span><text:span text:style-name="T31"> </text:span><text:span text:style-name="T17">2</text:span><text:span text:style-name="T20">j</text:span><text:span text:style-name="T30">a</text:span><text:span text:style-name="T32">:</text:span><text:span text:style-name="T31"> </text:span><text:span text:style-name="T16">1</text:span><text:span text:style-name="T30">n</text:span><text:span text:style-name="T26">ɜ</text:span><text:span text:style-name="T32">m</text:span><text:span text:style-name="T31"> </text:span><text:span text:style-name="T30">mut <text:s/></text:span><text:span text:style-name="T16">1</text:span><text:span text:style-name="T30">us</text:span><text:span text:style-name="T31"> </text:span><text:span text:style-name="T16">1</text:span><text:span text:style-name="T30">s</text:span><text:span text:style-name="T26">ɛ</text:span><text:span text:style-name="T30">s</text:span><text:span text:style-name="T31"> </text:span><text:span text:style-name="T17">2</text:span><text:span text:style-name="T30">s</text:span><text:span text:style-name="T26">ɑ</text:span><text:span text:style-name="T29">:</text:span><text:span text:style-name="T31"> </text:span><text:span text:style-name="T33">ʁ</text:span><text:span text:style-name="T30">i</text:span><text:span text:style-name="T31"> </text:span><text:span text:style-name="T16">1</text:span><text:span text:style-name="T30">n</text:span><text:span text:style-name="T26">ɜ</text:span><text:span text:style-name="T32">m</text:span><text:span text:style-name="T31"> </text:span><text:span text:style-name="T16">1</text:span><text:span text:style-name="T30">mu</text:span><text:span text:style-name="T33">ɬ ɬ</text:span><text:span text:style-name="T30">u</text:span><text:span text:style-name="T32"> </text:span><text:span text:style-name="T30"><text:s/></text:span><text:span text:style-name="T15">1</text:span><text:span text:style-name="T30">su</text:span><text:span text:style-name="T31"> </text:span><text:span text:style-name="T30">li</text:span><text:span text:style-name="T31"> </text:span><text:span text:style-name="T30">sut <text:s/></text:span><text:span text:style-name="T26">ɔ</text:span><text:span text:style-name="T31"> </text:span><text:span text:style-name="T30">qa</text:span><text:span text:style-name="T31"> </text:span><text:span text:style-name="T30">l</text:span><text:span text:style-name="T26">ɔ</text:span><text:span text:style-name="T31"> </text:span><text:span text:style-name="T30">q</text:span><text:span text:style-name="T26">ɛ</text:span><text:span text:style-name="T31"> </text:span><text:span text:style-name="T33">t</text:span><text:span text:style-name="T18">s</text:span><text:span text:style-name="T30">i</text:span><text:span text:style-name="T31"> </text:span><text:span text:style-name="T26">ɣ</text:span><text:span text:style-name="T30">i</text:span><text:span text:style-name="T31"> </text:span><text:span text:style-name="T16">1</text:span><text:span text:style-name="T30">nis</text:span><text:span text:style-name="T31"> </text:span><text:span text:style-name="T17">2</text:span><text:span text:style-name="T30">sa</text:span><text:span text:style-name="T32">:</text:span><text:span text:style-name="T30">t <text:s/></text:span><text:span text:style-name="T35">Air Greenland</text:span><text:span text:style-name="T36"> </text:span><text:span text:style-name="T37">i</text:span><text:span text:style-name="T38"> </text:span><text:span text:style-name="T37">mi</text:span><text:span text:style-name="T30"> <text:s/>pi</text:span><text:span text:style-name="T31"> </text:span><text:span text:style-name="T16">1</text:span><text:span text:style-name="T30">s</text:span><text:span text:style-name="T26">ɔ</text:span><text:span text:style-name="T32">t</text:span><text:span text:style-name="T31"> </text:span><text:span text:style-name="T30">t</text:span><text:span text:style-name="T26">ɛ</text:span><text:span text:style-name="T30">t <text:s/>pi</text:span><text:span text:style-name="T31"> </text:span><text:span text:style-name="T20">j</text:span><text:span text:style-name="T26">ɑ</text:span><text:span text:style-name="T31"> </text:span><text:span text:style-name="T17">2</text:span><text:span text:style-name="T33">ʁ</text:span><text:span text:style-name="T26">ɜ</text:span><text:span text:style-name="T29">:</text:span><text:span text:style-name="T32">s</text:span><text:span text:style-name="T31"> </text:span><text:span text:style-name="T30">si</text:span><text:span text:style-name="T31"> </text:span><text:span text:style-name="T16">1</text:span><text:span text:style-name="T30">maf</text:span><text:span text:style-name="T31"> </text:span><text:span text:style-name="T30">fi</text:span><text:span text:style-name="T31"> </text:span><text:span text:style-name="T26">ɣ</text:span><text:span text:style-name="T30">i</text:span><text:span text:style-name="T31"> </text:span><text:span text:style-name="T30">si</text:span><text:span text:style-name="T31"> </text:span><text:span text:style-name="T30">ma</text:span><text:span text:style-name="T31"> </text:span><text:span text:style-name="T17">2</text:span><text:span text:style-name="T30">va</text:span><text:span text:style-name="T32">:</text:span><text:span text:style-name="T30">t. <text:s/></text:span><text:span text:style-name="T29">s</text:span><text:span text:style-name="T30">a</text:span><text:span text:style-name="T31"> </text:span><text:span text:style-name="T17">2</text:span><text:span text:style-name="T30">p</text:span><text:span text:style-name="T31">a</text:span><text:span text:style-name="T32">:</text:span><text:span text:style-name="T31"> </text:span><text:span text:style-name="T33">t</text:span><text:span text:style-name="T18">s</text:span><text:span text:style-name="T31">ip</text:span><text:span text:style-name="T30"> <text:s/>a</text:span><text:span text:style-name="T31"> </text:span><text:span text:style-name="T16">1</text:span><text:span text:style-name="T30">kun</text:span><text:span text:style-name="T31"> </text:span><text:span text:style-name="T15">1</text:span><text:span text:style-name="T30">n</text:span><text:span text:style-name="T26">ɜ</text:span><text:span text:style-name="T31"> </text:span><text:span text:style-name="T33">ʁ</text:span><text:span text:style-name="T26">ɛ</text:span><text:span text:style-name="T31"> </text:span><text:span text:style-name="T30">ni <text:s/>ki</text:span><text:span text:style-name="T31"> </text:span><text:span text:style-name="T16">1</text:span><text:span text:style-name="T30">ŋu</text:span><text:span text:style-name="T33">ɬ </text:span><text:span text:style-name="T18">1</text:span><text:span text:style-name="T33">ɬ</text:span><text:span text:style-name="T26">ɜ</text:span><text:span text:style-name="T32">m</text:span><text:span text:style-name="T31"> </text:span><text:span text:style-name="T30">mi <text:s/>pi</text:span><text:span text:style-name="T31"> </text:span><text:span text:style-name="T30">ŋa</text:span><text:span text:style-name="T31"> </text:span><text:span text:style-name="T16">1</text:span><text:span text:style-name="T30">suŋ</text:span><text:span text:style-name="T31"> </text:span><text:span text:style-name="T16">1</text:span><text:span text:style-name="T30">ŋ</text:span><text:span text:style-name="T26">ɔ</text:span><text:span text:style-name="T32">m</text:span><text:span text:style-name="T31"> </text:span><text:span text:style-name="T30">mat <text:s/></text:span><text:span text:style-name="T15">1</text:span><text:span text:style-name="T30">su</text:span><text:span text:style-name="T31"> </text:span><text:span text:style-name="T30">li</text:span><text:span text:style-name="T31"> </text:span><text:span text:style-name="T30">sut <text:s/>a</text:span><text:span text:style-name="T31"> </text:span><text:span text:style-name="T17">2</text:span><text:span text:style-name="T30">ta</text:span><text:span text:style-name="T32">:</text:span><text:span text:style-name="T30">t</text:span><text:span text:style-name="T31"> </text:span><text:span text:style-name="T33">t</text:span><text:span text:style-name="T18">s</text:span><text:span text:style-name="T30">i</text:span><text:span text:style-name="T31"> </text:span><text:span text:style-name="T17">2</text:span><text:span text:style-name="T30">m</text:span><text:span text:style-name="T26">ɜ</text:span><text:span text:style-name="T29">:</text:span><text:span text:style-name="T31"> </text:span><text:span text:style-name="T30">qa</text:span><text:span text:style-name="T31"> </text:span><text:span text:style-name="T33">t</text:span><text:span text:style-name="T18">s</text:span><text:span text:style-name="T30">i</text:span><text:span text:style-name="T31"> </text:span><text:span text:style-name="T26">ɣ</text:span><text:span text:style-name="T30">i</text:span><text:span text:style-name="T31"> </text:span><text:span text:style-name="T16">1</text:span><text:span text:style-name="T30">nis</text:span><text:span text:style-name="T31"> </text:span><text:span text:style-name="T17">2</text:span><text:span text:style-name="T30">sa</text:span><text:span text:style-name="T32">:</text:span><text:span text:style-name="T30">t <text:s/>n</text:span><text:span text:style-name="T26">ɜ</text:span><text:span text:style-name="T31"> </text:span><text:span text:style-name="T33">ʁ</text:span><text:span text:style-name="T30">i</text:span><text:span text:style-name="T31"> </text:span><text:span text:style-name="T20">j</text:span><text:span text:style-name="T26">ɔ</text:span><text:span text:style-name="T32">s</text:span><text:span text:style-name="T31"> </text:span><text:span text:style-name="T17">2</text:span><text:span text:style-name="T30">su</text:span><text:span text:style-name="T32">:</text:span><text:span text:style-name="T31"> </text:span><text:span text:style-name="T33">t</text:span><text:span text:style-name="T18">s</text:span><text:span text:style-name="T30">i</text:span><text:span text:style-name="T31"> </text:span><text:span text:style-name="T26">ɣ</text:span><text:span text:style-name="T30">i</text:span><text:span text:style-name="T31"> </text:span><text:span text:style-name="T30">si</text:span><text:span text:style-name="T31"> </text:span><text:span text:style-name="T30">ma</text:span><text:span text:style-name="T31"> </text:span><text:span text:style-name="T17">2</text:span><text:span text:style-name="T30">va</text:span><text:span text:style-name="T32">:</text:span><text:span text:style-name="T30">t. <text:s/></text:span><text:span text:style-name="T29">n</text:span><text:span text:style-name="T26">ɜ</text:span><text:span text:style-name="T31"> </text:span><text:span text:style-name="T33">ʁ</text:span><text:span text:style-name="T30">i</text:span><text:span text:style-name="T31"> </text:span><text:span text:style-name="T16">1</text:span><text:span text:style-name="T20">j</text:span><text:span text:style-name="T26">ɔ</text:span><text:span text:style-name="T32">s</text:span><text:span text:style-name="T31"> </text:span><text:span text:style-name="T30">su</text:span><text:span text:style-name="T32">:</text:span><text:span text:style-name="T33">ɬ ɬ</text:span><text:span text:style-name="T30">i <text:s/>ta</text:span><text:span text:style-name="T31"> </text:span><text:span text:style-name="T16">1</text:span><text:span text:style-name="T30">man</text:span><text:span text:style-name="T31"> </text:span><text:span text:style-name="T30">na <text:s/></text:span><text:span text:style-name="T35">Air Greenland</text:span><text:span text:style-name="T36"> </text:span><text:span text:style-name="T37">ip</text:span><text:span text:style-name="T30"> <text:s/></text:span><text:span text:style-name="T16">1</text:span><text:span text:style-name="T33">t</text:span><text:span text:style-name="T18">s</text:span><text:span text:style-name="T30">im</text:span><text:span text:style-name="T31"> </text:span><text:span text:style-name="T30">mi</text:span><text:span text:style-name="T31"> </text:span><text:span text:style-name="T16">1</text:span><text:span text:style-name="T30">s</text:span><text:span text:style-name="T26">ɑ</text:span><text:span text:style-name="T32">t</text:span><text:span text:style-name="T31"> </text:span><text:span text:style-name="T15">1</text:span><text:span text:style-name="T30">tu</text:span><text:span text:style-name="T31"> </text:span><text:span text:style-name="T20">w</text:span><text:span text:style-name="T30">i</text:span><text:span text:style-name="T31"> </text:span><text:span text:style-name="T30">ni <text:s/></text:span><text:span text:style-name="T15">1</text:span><text:span text:style-name="T30">s</text:span><text:span text:style-name="T26">ɑ</text:span><text:span text:style-name="T31"> </text:span><text:span text:style-name="T30">qi</text:span><text:span text:style-name="T31"> </text:span><text:span text:style-name="T30">sut <text:s/>p</text:span><text:span text:style-name="T26">ɜ</text:span><text:span text:style-name="T31"> </text:span><text:span text:style-name="T30">q</text:span><text:span text:style-name="T26">ɛ</text:span><text:span text:style-name="T31"> </text:span><text:span text:style-name="T33">t</text:span><text:span text:style-name="T18">s</text:span><text:span text:style-name="T30">i</text:span><text:span text:style-name="T31"> </text:span><text:span text:style-name="T17">2</text:span><text:span text:style-name="T26">ɣ</text:span><text:span text:style-name="T30">i</text:span><text:span text:style-name="T32">:</text:span><text:span text:style-name="T30">f</text:span><text:span text:style-name="T31"> </text:span><text:span text:style-name="T15">1</text:span><text:span text:style-name="T30">fi</text:span><text:span text:style-name="T31"> </text:span><text:span text:style-name="T20">j</text:span><text:span text:style-name="T30">a</text:span><text:span text:style-name="T31"> </text:span><text:span text:style-name="T30">ta <text:s/></text:span><text:span text:style-name="T17">2</text:span><text:span text:style-name="T30">na</text:span><text:span text:style-name="T32">:</text:span><text:span text:style-name="T30">m</text:span><text:span text:style-name="T31"> </text:span><text:span text:style-name="T30">ma</text:span><text:span text:style-name="T31"> </text:span><text:span text:style-name="T26">ɣ</text:span><text:span text:style-name="T30">i</text:span><text:span text:style-name="T31"> </text:span><text:span text:style-name="T30">si</text:span><text:span text:style-name="T31"> </text:span><text:span text:style-name="T16">1</text:span><text:span text:style-name="T30">maŋ</text:span><text:span text:style-name="T31"> </text:span><text:span text:style-name="T30">ŋi</text:span><text:span text:style-name="T31"> </text:span><text:span text:style-name="T17">2</text:span><text:span text:style-name="T30">la</text:span><text:span text:style-name="T32">:]</text:span></text:p>
      <text:p text:style-name="P32"><text:span text:style-name="T46">[</text:span><text:span text:style-name="T9">m</text:span><text:span text:style-name="T8">i</text:span><text:span text:style-name="T14"> </text:span><text:span text:style-name="T16">1</text:span><text:span text:style-name="T8">si</text:span><text:span text:style-name="T14"> </text:span><text:span text:style-name="T25">ɣ</text:span><text:span text:style-name="T8">i</text:span><text:span text:style-name="T14"> </text:span><text:span text:style-name="T8">s</text:span><text:span text:style-name="T25">ɛ</text:span><text:span text:style-name="T8">t</text:span><text:span text:style-name="T46"> </text:span><text:span text:style-name="T8"><text:s/>ta</text:span><text:span text:style-name="T14"> </text:span><text:span text:style-name="T16">1</text:span><text:span text:style-name="T8">mak</text:span><text:span text:style-name="T14"> </text:span><text:span text:style-name="T8">ku</text:span><text:span text:style-name="T46"> </text:span><text:span text:style-name="T8"><text:s/></text:span><text:span text:style-name="T16">1</text:span><text:span text:style-name="T8">pis</text:span><text:span text:style-name="T14"> </text:span><text:span text:style-name="T8">su</text:span><text:span text:style-name="T14"> </text:span><text:span text:style-name="T17">2</text:span><text:span text:style-name="T8">ta</text:span><text:span text:style-name="T39">:</text:span><text:span text:style-name="T14"> </text:span><text:span text:style-name="T8">si</text:span><text:span text:style-name="T14"> </text:span><text:span text:style-name="T16">1</text:span><text:span text:style-name="T8">map</text:span><text:span text:style-name="T14"> </text:span><text:span text:style-name="T8">put</text:span><text:span text:style-name="T46"> </text:span><text:span text:style-name="T8"><text:s/></text:span><text:span text:style-name="T10">Margrethe</text:span><text:span text:style-name="T11"> </text:span><text:span text:style-name="T8">mut</text:span><text:span text:style-name="T46"> </text:span><text:span text:style-name="T8"><text:s/>s</text:span><text:span text:style-name="T25">ɔ</text:span><text:span text:style-name="T14"> </text:span><text:span text:style-name="T8">qu</text:span><text:span text:style-name="T14"> </text:span><text:span text:style-name="T39">t</text:span><text:span text:style-name="T18">s</text:span><text:span text:style-name="T8">i</text:span><text:span text:style-name="T14"> </text:span><text:span text:style-name="T16">1 </text:span><text:span text:style-name="T26">ɣ</text:span><text:span text:style-name="T8">in</text:span><text:span text:style-name="T14"> </text:span><text:span text:style-name="T16">1</text:span><text:span text:style-name="T8">nin</text:span><text:span text:style-name="T14"> </text:span><text:span text:style-name="T16">1</text:span><text:span text:style-name="T8">n</text:span><text:span text:style-name="T25">ɜ</text:span><text:span text:style-name="T39">m</text:span><text:span text:style-name="T14"> </text:span><text:span text:style-name="T8">ma</text:span><text:span text:style-name="T46"> </text:span><text:span text:style-name="T8"><text:s/></text:span><text:span text:style-name="T16">1</text:span><text:span text:style-name="T8">tu</text:span><text:span text:style-name="T9">ŋ</text:span><text:span text:style-name="T14"> </text:span><text:span text:style-name="T9">ŋ</text:span><text:span text:style-name="T8">a</text:span><text:span text:style-name="T14"> </text:span><text:span text:style-name="T8">vi</text:span><text:span text:style-name="T14"> </text:span><text:span text:style-name="T16">1</text:span><text:span text:style-name="T8">l</text:span><text:span text:style-name="T25">ɜ</text:span><text:span text:style-name="T39">n</text:span><text:span text:style-name="T14"> </text:span><text:span text:style-name="T8">n</text:span><text:span text:style-name="T25">ɜ</text:span><text:span text:style-name="T14"> </text:span><text:span text:style-name="T16">1</text:span><text:span text:style-name="T8">q</text:span><text:span text:style-name="T25">ɑ</text:span><text:span text:style-name="T39">n</text:span><text:span text:style-name="T14"> </text:span><text:span text:style-name="T16">1</text:span><text:span text:style-name="T8">n</text:span><text:span text:style-name="T25">ɜ</text:span><text:span text:style-name="T14"> </text:span><text:span text:style-name="T39">ʁ</text:span><text:span text:style-name="T8">a</text:span><text:span text:style-name="T14"> </text:span><text:span text:style-name="T8">nut</text:span></text:p>
      <text:p text:style-name="P40"><text:span text:style-name="T16">1</text:span><text:span text:style-name="T26">ɑ</text:span><text:span text:style-name="T27">n</text:span><text:span text:style-name="T41"> </text:span><text:span text:style-name="T16">1</text:span>n<text:span text:style-name="T25">ɑ</text:span><text:span text:style-name="T43">m</text:span><text:span text:style-name="T41"> </text:span>mi<text:span text:style-name="T46"> </text:span><text:s/><text:span text:style-name="T17">2</text:span>ta<text:span text:style-name="T43">:</text:span>n<text:span text:style-name="T41"> </text:span>na<text:span text:style-name="T46"> </text:span><text:s/>su<text:span text:style-name="T41"> </text:span>na<text:span text:style-name="T46"> </text:span><text:s/>pi<text:span text:style-name="T41"> </text:span><text:span text:style-name="T16">1</text:span>n<text:span text:style-name="T25">ɜ</text:span><text:span text:style-name="T39">ɬ</text:span><text:span text:style-name="T41"> </text:span><text:span text:style-name="T39">ɬ</text:span>u<text:span text:style-name="T41"> </text:span><text:span text:style-name="T25">ɣ</text:span>u<text:span text:style-name="T46"> </text:span><text:s/><text:span text:style-name="T16">1</text:span>a<text:span text:style-name="T39">ɬ</text:span><text:span text:style-name="T41"> </text:span><text:span text:style-name="T39">ɬ</text:span>a<text:span text:style-name="T41"> </text:span>tut<text:span text:style-name="T46"> </text:span><text:s/>i<text:span text:style-name="T41"> </text:span>si<text:span text:style-name="T41"> </text:span><text:span text:style-name="T25">ɣ</text:span>i<text:span text:style-name="T41"> </text:span>ni<text:span text:style-name="T41"> </text:span><text:span text:style-name="T15">1</text:span><text:span text:style-name="T20">j</text:span>a<text:span text:style-name="T41"> </text:span><text:span text:style-name="T25">ɣɑ</text:span><text:span text:style-name="T41"> </text:span><text:span text:style-name="T39">ʁ</text:span>a<text:span text:style-name="T46"> </text:span><text:s/>i<text:span text:style-name="T41"> </text:span><text:span text:style-name="T17">2</text:span>nu<text:span text:style-name="T43">:</text:span><text:span text:style-name="T41"> </text:span><text:span text:style-name="T16">1</text:span>sut<text:span text:style-name="T41"> </text:span>tu<text:span text:style-name="T41"> </text:span><text:span text:style-name="T16">1</text:span><text:span text:style-name="T20">w</text:span><text:span text:style-name="T26">ɑ</text:span>q<text:span text:style-name="T41"> </text:span>q<text:span text:style-name="T25">ɛ</text:span><text:span text:style-name="T41"> </text:span>tut<text:span text:style-name="T46"> </text:span><text:s/><text:span text:style-name="T16">1</text:span>a<text:span text:style-name="T39">ɬ</text:span><text:span text:style-name="T41"> </text:span><text:span text:style-name="T39">ɬ</text:span><text:span text:style-name="T25">ɛ</text:span><text:span text:style-name="T41"> </text:span>tut<text:span text:style-name="T46"> </text:span><text:s/><text:span text:style-name="T16">1</text:span><text:span text:style-name="T39">t</text:span><text:span text:style-name="T18">s</text:span>ik<text:span text:style-name="T41"> </text:span>ku<text:span text:style-name="T41"> </text:span><text:span text:style-name="T16">1</text:span><text:span text:style-name="T20">w</text:span><text:span text:style-name="T25">ɑ</text:span><text:span text:style-name="T43">t</text:span><text:span text:style-name="T41"> </text:span><text:span text:style-name="T17">2</text:span>tu<text:span text:style-name="T43">:</text:span>n<text:span text:style-name="T41"> </text:span>n<text:span text:style-name="T25">ɜ</text:span><text:span text:style-name="T41"> </text:span><text:span text:style-name="T16">1</text:span>qa<text:span text:style-name="T9">ŋ</text:span><text:span text:style-name="T41"> </text:span><text:span text:style-name="T16">1</text:span><text:span text:style-name="T9">ŋ</text:span>in<text:span text:style-name="T41"> </text:span><text:span text:style-name="T16">1</text:span>n<text:span text:style-name="T25">ɜ</text:span><text:span text:style-name="T43">m</text:span><text:span text:style-name="T41"> </text:span>mit<text:span text:style-name="T46"> </text:span><text:s/>i<text:span text:style-name="T41"> </text:span><text:span text:style-name="T16">1</text:span>sum<text:span text:style-name="T41"> </text:span><text:span text:style-name="T16">1</text:span>m<text:span text:style-name="T25">ɜ</text:span><text:span text:style-name="T43">s</text:span><text:span text:style-name="T41"> </text:span><text:span text:style-name="T16">1</text:span>s<text:span text:style-name="T25">ɔ</text:span><text:span text:style-name="T43">n</text:span><text:span text:style-name="T41"> </text:span>n<text:span text:style-name="T25">ɜ</text:span><text:span text:style-name="T41"> </text:span><text:span text:style-name="T16">1</text:span>qa<text:span text:style-name="T9">ŋ</text:span><text:span text:style-name="T41"> </text:span><text:span text:style-name="T16">1</text:span><text:span text:style-name="T9">ŋ</text:span>in<text:span text:style-name="T41"> </text:span><text:span text:style-name="T16">1</text:span>n<text:span text:style-name="T25">ɜ</text:span><text:span text:style-name="T43">m</text:span><text:span text:style-name="T41"> </text:span><text:span text:style-name="T16">1</text:span>mi<text:span text:style-name="T39">ɬ</text:span><text:span text:style-name="T41"> </text:span><text:span text:style-name="T39">ɬ</text:span>u<text:span text:style-name="T46"> </text:span><text:s/><text:span text:style-name="T16">1</text:span><text:span text:style-name="T25">ɑ</text:span><text:span text:style-name="T43">n</text:span><text:span text:style-name="T41"> </text:span>n<text:span text:style-name="T25">ɛ</text:span><text:span text:style-name="T41"> </text:span>tut<text:span text:style-name="T46"> </text:span><text:s/><text:span text:style-name="T16">1</text:span>is<text:span text:style-name="T41"> </text:span><text:span text:style-name="T15">1</text:span>su<text:span text:style-name="T41"> </text:span>m<text:span text:style-name="T25">ɛ</text:span><text:span text:style-name="T41"> </text:span>tut<text:span text:style-name="T46"> </text:span><text:s/><text:span text:style-name="T25">ɔ</text:span><text:span text:style-name="T41"> </text:span>qa<text:span text:style-name="T41"> </text:span><text:span text:style-name="T16">1</text:span>lut<text:span text:style-name="T41"> </text:span>tu<text:span text:style-name="T41"> </text:span><text:span text:style-name="T20">w</text:span><text:span text:style-name="T25">ɑ</text:span><text:span text:style-name="T41"> </text:span><text:span text:style-name="T39">ʁ</text:span><text:span text:style-name="T25">ɜ</text:span><text:span text:style-name="T41"> </text:span><text:span text:style-name="T17">2</text:span><text:span text:style-name="T39">ʁ</text:span><text:span text:style-name="T42">i</text:span><text:span text:style-name="T43">:</text:span>k<text:span text:style-name="T41"> </text:span><text:span text:style-name="T16">1</text:span>k<text:span text:style-name="T25">ɛ</text:span>t<text:span text:style-name="T41"> </text:span>tut<text:span text:style-name="T46"> </text:span><text:s/><text:span text:style-name="T25">ɛ</text:span><text:span text:style-name="T41"> </text:span>tu<text:span text:style-name="T41"> </text:span><text:span text:style-name="T16">1</text:span><text:span text:style-name="T25">ɣɑ</text:span><text:span text:style-name="T39">ɬ</text:span><text:span text:style-name="T41"> </text:span><text:span text:style-name="T39">ɬ</text:span>i<text:span text:style-name="T41"> </text:span><text:span text:style-name="T16">1</text:span><text:span text:style-name="T25">ɔ</text:span><text:span text:style-name="T43">t</text:span><text:span text:style-name="T41"> </text:span><text:span text:style-name="T16">1</text:span><text:span text:style-name="T39">t</text:span><text:span text:style-name="T18">s</text:span>in<text:span text:style-name="T41"> </text:span>n<text:span text:style-name="T25">ɜ</text:span><text:span text:style-name="T41"> </text:span><text:span text:style-name="T16">1</text:span>q<text:span text:style-name="T25">ɑ</text:span>q<text:span text:style-name="T41"> </text:span><text:span text:style-name="T16">1</text:span>qu<text:span text:style-name="T9">ŋ</text:span><text:span text:style-name="T41"> </text:span><text:span text:style-name="T16">1</text:span><text:span text:style-name="T9">ŋ</text:span>ik<text:span text:style-name="T41"> </text:span>ka<text:span text:style-name="T41"> </text:span>lu<text:span text:style-name="T41"> </text:span><text:span text:style-name="T20">w</text:span><text:span text:style-name="T25">ɑ</text:span><text:span text:style-name="T41"> </text:span><text:span text:style-name="T17">2</text:span>q<text:span text:style-name="T25">ɑ</text:span><text:span text:style-name="T43">:</text:span><text:span text:style-name="T41"> </text:span><text:span text:style-name="T39">ʁ</text:span>a<text:span text:style-name="T46">]</text:span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p text:style-name="P40"><text:span text:style-name="T46"/></text:p>
      <text:h text:style-name="P54" text:outline-level="1"><text:soft-page-break/><text:span text:style-name="T55">Ekspanderede f</text:span><text:span text:style-name="T50">orkortelser mv.</text:span></text:h>
      <text:p text:style-name="P41"><text:span text:style-name="T47">Sap. </text:span><text:span text:style-name="T50">= sapaatip</text:span></text:p>
      <text:p text:style-name="P37"/>
      <text:p text:style-name="P58"/>
      <text:p text:style-name="P23"/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/>
    <style:font-face style:name="Courier New" svg:font-family="'Courier New'" style:font-family-generic="modern" style:font-pitch="fixed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erif" fo:font-size="9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DejaVu Serif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0:46:22</meta:creation-date>
    <dc:date>2013-11-01T16:42:51</dc:date>
    <meta:editing-duration>PT6H11M55S</meta:editing-duration>
    <meta:editing-cycles>17</meta:editing-cycles>
    <meta:generator>LibreOffice/4.0.5.2$MacOSX_x86 LibreOffice_project/5464147a081647a250913f19c0715bca595af2f</meta:generator>
    <meta:document-statistic meta:table-count="0" meta:image-count="0" meta:object-count="0" meta:page-count="6" meta:paragraph-count="114" meta:word-count="1989" meta:character-count="8547" meta:non-whitespace-character-count="6484"/>
  </office:meta>
</office:document-meta>
</file>